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psU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ermm, what the sigma?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ep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Uэ</text:p>
          </table:table-cell>
          <table:table-cell table:style-name="Default" office:value-type="string" calcext:value-type="string">
            <text:p>Uн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Rн</text:p>
          </table:table-cell>
          <table:table-cell table:number-columns-repeated="2"/>
          <table:table-cell office:value-type="string" calcext:value-type="string">
            <text:p>Uэ</text:p>
          </table:table-cell>
          <table:table-cell office:value-type="string" calcext:value-type="string">
            <text:p>Uн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н</text:p>
          </table:table-cell>
        </table:table-row>
        <table:table-row table:style-name="ro1">
          <table:table-cell table:style-name="ce2" office:value-type="float" office:value="297.5" calcext:value-type="float" table:number-columns-spanned="1" table:number-rows-spanned="8">
            <text:p>297.5</text:p>
          </table:table-cell>
          <table:table-cell office:value-type="float" office:value="119.5" calcext:value-type="float">
            <text:p>119.5</text:p>
          </table:table-cell>
          <table:table-cell office:value-type="float" office:value="1803.3" calcext:value-type="float">
            <text:p>1803.3</text:p>
          </table:table-cell>
          <table:table-cell office:value-type="float" office:value="11.95" calcext:value-type="float">
            <text:p>11.95</text:p>
          </table:table-cell>
          <table:table-cell office:value-type="float" office:value="12.96" calcext:value-type="float">
            <text:p>12.96</text:p>
          </table:table-cell>
          <table:table-cell office:value-type="float" office:value="150.9" calcext:value-type="float">
            <text:p>150.9</text:p>
          </table:table-cell>
          <table:table-cell table:style-name="ce2" table:formula="of:=AVERAGE([.F4:.F11])" office:value-type="float" office:value="151.4875" calcext:value-type="float" table:number-columns-spanned="1" table:number-rows-spanned="8">
            <text:p>151.4875</text:p>
          </table:table-cell>
          <table:table-cell/>
          <table:table-cell table:formula="of:=[.$B$1]/[.B4]" office:value-type="float" office:value="0.000836820083682008" calcext:value-type="float">
            <text:p>0.000836820083682008</text:p>
          </table:table-cell>
          <table:table-cell table:formula="of:=[.$B$1]/[.C4]" office:value-type="float" office:value="0.0000554538900903898" calcext:value-type="float">
            <text:p>5.54538900903898E-05</text:p>
          </table:table-cell>
          <table:table-cell table:formula="of:=SQRT([.$I4]^2 + [.$J4]^2)" office:value-type="float" office:value="0.000838655463453092" calcext:value-type="float">
            <text:p>0.000838655463453092</text:p>
          </table:table-cell>
          <table:table-cell table:formula="of:=SQRT([.$I4]^2 + [.$J4]^2)" office:value-type="float" office:value="0.000838655463453092" calcext:value-type="float">
            <text:p>0.000838655463453092</text:p>
          </table:table-cell>
          <table:table-cell table:formula="of:=SQRT([.$I4]^2 + [.$J4]^2)" office:value-type="float" office:value="0.000838655463453092" calcext:value-type="float">
            <text:p>0.000838655463453092</text:p>
          </table:table-cell>
        </table:table-row>
        <table:table-row table:style-name="ro1">
          <table:covered-table-cell/>
          <table:table-cell office:value-type="float" office:value="129.1" calcext:value-type="float">
            <text:p>129.1</text:p>
          </table:table-cell>
          <table:table-cell office:value-type="float" office:value="1949.7" calcext:value-type="float">
            <text:p>1949.7</text:p>
          </table:table-cell>
          <table:table-cell office:value-type="float" office:value="12.91" calcext:value-type="float">
            <text:p>12.91</text:p>
          </table:table-cell>
          <table:table-cell office:value-type="float" office:value="25.17" calcext:value-type="float">
            <text:p>25.17</text:p>
          </table:table-cell>
          <table:table-cell office:value-type="float" office:value="151" calcext:value-type="float">
            <text:p>151</text:p>
          </table:table-cell>
          <table:covered-table-cell/>
          <table:table-cell/>
          <table:table-cell table:formula="of:=[.$B$1]/[.B5]" office:value-type="float" office:value="0.000774593338497289" calcext:value-type="float">
            <text:p>0.000774593338497289</text:p>
          </table:table-cell>
          <table:table-cell table:formula="of:=[.$B$1]/[.C5]" office:value-type="float" office:value="0.0000512899420423655" calcext:value-type="float">
            <text:p>5.12899420423655E-05</text:p>
          </table:table-cell>
          <table:table-cell table:formula="of:=SQRT([.$I5]^2 + [.$J5]^2)" office:value-type="float" office:value="0.000776289571100298" calcext:value-type="float">
            <text:p>0.000776289571100298</text:p>
          </table:table-cell>
          <table:table-cell table:formula="of:=SQRT([.$I5]^2 + [.$J5]^2)" office:value-type="float" office:value="0.000776289571100298" calcext:value-type="float">
            <text:p>0.000776289571100298</text:p>
          </table:table-cell>
          <table:table-cell table:formula="of:=SQRT([.$I5]^2 + [.$J5]^2)" office:value-type="float" office:value="0.000776289571100298" calcext:value-type="float">
            <text:p>0.000776289571100298</text:p>
          </table:table-cell>
        </table:table-row>
        <table:table-row table:style-name="ro1">
          <table:covered-table-cell/>
          <table:table-cell office:value-type="float" office:value="170.1" calcext:value-type="float">
            <text:p>170.1</text:p>
          </table:table-cell>
          <table:table-cell office:value-type="float" office:value="2571.3" calcext:value-type="float">
            <text:p>2571.3</text:p>
          </table:table-cell>
          <table:table-cell office:value-type="float" office:value="17.01" calcext:value-type="float">
            <text:p>17.01</text:p>
          </table:table-cell>
          <table:table-cell office:value-type="float" office:value="43.72" calcext:value-type="float">
            <text:p>43.72</text:p>
          </table:table-cell>
          <table:table-cell office:value-type="float" office:value="151.2" calcext:value-type="float">
            <text:p>151.2</text:p>
          </table:table-cell>
          <table:covered-table-cell/>
          <table:table-cell/>
          <table:table-cell table:formula="of:=[.$B$1]/[.B6]" office:value-type="float" office:value="0.000587889476778366" calcext:value-type="float">
            <text:p>0.000587889476778366</text:p>
          </table:table-cell>
          <table:table-cell table:formula="of:=[.$B$1]/[.C6]" office:value-type="float" office:value="0.0000388908334305604" calcext:value-type="float">
            <text:p>3.88908334305604E-05</text:p>
          </table:table-cell>
          <table:table-cell table:formula="of:=SQRT([.$I6]^2 + [.$J6]^2)" office:value-type="float" office:value="0.000589174451102273" calcext:value-type="float">
            <text:p>0.000589174451102273</text:p>
          </table:table-cell>
          <table:table-cell table:formula="of:=SQRT([.$I6]^2 + [.$J6]^2)" office:value-type="float" office:value="0.000589174451102273" calcext:value-type="float">
            <text:p>0.000589174451102273</text:p>
          </table:table-cell>
          <table:table-cell table:formula="of:=SQRT([.$I6]^2 + [.$J6]^2)" office:value-type="float" office:value="0.000589174451102273" calcext:value-type="float">
            <text:p>0.000589174451102273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3028.2" calcext:value-type="float">
            <text:p>3028.2</text:p>
          </table:table-cell>
          <table:table-cell office:value-type="float" office:value="20" calcext:value-type="float">
            <text:p>20</text:p>
          </table:table-cell>
          <table:table-cell office:value-type="float" office:value="60.56" calcext:value-type="float">
            <text:p>60.56</text:p>
          </table:table-cell>
          <table:table-cell office:value-type="float" office:value="151.4" calcext:value-type="float">
            <text:p>151.4</text:p>
          </table:table-cell>
          <table:covered-table-cell/>
          <table:table-cell/>
          <table:table-cell table:formula="of:=[.$B$1]/[.B7]" office:value-type="float" office:value="0.0005" calcext:value-type="float">
            <text:p>0.0005</text:p>
          </table:table-cell>
          <table:table-cell table:formula="of:=[.$B$1]/[.C7]" office:value-type="float" office:value="0.0000330229179050261" calcext:value-type="float">
            <text:p>3.30229179050261E-05</text:p>
          </table:table-cell>
          <table:table-cell table:formula="of:=SQRT([.$I7]^2 + [.$J7]^2)" office:value-type="float" office:value="0.000501089326474793" calcext:value-type="float">
            <text:p>0.000501089326474793</text:p>
          </table:table-cell>
          <table:table-cell table:formula="of:=SQRT([.$I7]^2 + [.$J7]^2)" office:value-type="float" office:value="0.000501089326474793" calcext:value-type="float">
            <text:p>0.000501089326474793</text:p>
          </table:table-cell>
          <table:table-cell table:formula="of:=SQRT([.$I7]^2 + [.$J7]^2)" office:value-type="float" office:value="0.000501089326474793" calcext:value-type="float">
            <text:p>0.000501089326474793</text:p>
          </table:table-cell>
        </table:table-row>
        <table:table-row table:style-name="ro1">
          <table:covered-table-cell/>
          <table:table-cell office:value-type="float" office:value="224.5" calcext:value-type="float">
            <text:p>224.5</text:p>
          </table:table-cell>
          <table:table-cell office:value-type="float" office:value="3403.4" calcext:value-type="float">
            <text:p>3403.4</text:p>
          </table:table-cell>
          <table:table-cell office:value-type="float" office:value="22.45" calcext:value-type="float">
            <text:p>22.45</text:p>
          </table:table-cell>
          <table:table-cell office:value-type="float" office:value="76.41" calcext:value-type="float">
            <text:p>76.41</text:p>
          </table:table-cell>
          <table:table-cell office:value-type="float" office:value="151.6" calcext:value-type="float">
            <text:p>151.6</text:p>
          </table:table-cell>
          <table:covered-table-cell/>
          <table:table-cell/>
          <table:table-cell table:formula="of:=[.$B$1]/[.B8]" office:value-type="float" office:value="0.00044543429844098" calcext:value-type="float">
            <text:p>0.00044543429844098</text:p>
          </table:table-cell>
          <table:table-cell table:formula="of:=[.$B$1]/[.C8]" office:value-type="float" office:value="0.0000293823823235588" calcext:value-type="float">
            <text:p>2.93823823235588E-05</text:p>
          </table:table-cell>
          <table:table-cell table:formula="of:=SQRT([.$I8]^2 + [.$J8]^2)" office:value-type="float" office:value="0.000446402328195783" calcext:value-type="float">
            <text:p>0.000446402328195783</text:p>
          </table:table-cell>
          <table:table-cell table:formula="of:=SQRT([.$I8]^2 + [.$J8]^2)" office:value-type="float" office:value="0.000446402328195783" calcext:value-type="float">
            <text:p>0.000446402328195783</text:p>
          </table:table-cell>
          <table:table-cell table:formula="of:=SQRT([.$I8]^2 + [.$J8]^2)" office:value-type="float" office:value="0.000446402328195783" calcext:value-type="float">
            <text:p>0.000446402328195783</text:p>
          </table:table-cell>
        </table:table-row>
        <table:table-row table:style-name="ro1">
          <table:covered-table-cell/>
          <table:table-cell office:value-type="float" office:value="246.4" calcext:value-type="float">
            <text:p>246.4</text:p>
          </table:table-cell>
          <table:table-cell office:value-type="float" office:value="3740.3" calcext:value-type="float">
            <text:p>3740.3</text:p>
          </table:table-cell>
          <table:table-cell office:value-type="float" office:value="24.64" calcext:value-type="float">
            <text:p>24.64</text:p>
          </table:table-cell>
          <table:table-cell office:value-type="float" office:value="92.16" calcext:value-type="float">
            <text:p>92.16</text:p>
          </table:table-cell>
          <table:table-cell office:value-type="float" office:value="151.8" calcext:value-type="float">
            <text:p>151.8</text:p>
          </table:table-cell>
          <table:covered-table-cell/>
          <table:table-cell/>
          <table:table-cell table:formula="of:=[.$B$1]/[.B9]" office:value-type="float" office:value="0.000405844155844156" calcext:value-type="float">
            <text:p>0.000405844155844156</text:p>
          </table:table-cell>
          <table:table-cell table:formula="of:=[.$B$1]/[.C9]" office:value-type="float" office:value="0.0000267358233296794" calcext:value-type="float">
            <text:p>2.67358233296794E-05</text:p>
          </table:table-cell>
          <table:table-cell table:formula="of:=SQRT([.$I9]^2 + [.$J9]^2)" office:value-type="float" office:value="0.000406723841300177" calcext:value-type="float">
            <text:p>0.000406723841300177</text:p>
          </table:table-cell>
          <table:table-cell table:formula="of:=SQRT([.$I9]^2 + [.$J9]^2)" office:value-type="float" office:value="0.000406723841300177" calcext:value-type="float">
            <text:p>0.000406723841300177</text:p>
          </table:table-cell>
          <table:table-cell table:formula="of:=SQRT([.$I9]^2 + [.$J9]^2)" office:value-type="float" office:value="0.000406723841300177" calcext:value-type="float">
            <text:p>0.000406723841300177</text:p>
          </table:table-cell>
        </table:table-row>
        <table:table-row table:style-name="ro1">
          <table:covered-table-cell/>
          <table:table-cell office:value-type="float" office:value="264.9" calcext:value-type="float">
            <text:p>264.9</text:p>
          </table:table-cell>
          <table:table-cell office:value-type="float" office:value="4025.9" calcext:value-type="float">
            <text:p>4025.9</text:p>
          </table:table-cell>
          <table:table-cell office:value-type="float" office:value="26.49" calcext:value-type="float">
            <text:p>26.49</text:p>
          </table:table-cell>
          <table:table-cell office:value-type="float" office:value="106.67" calcext:value-type="float">
            <text:p>106.67</text:p>
          </table:table-cell>
          <table:table-cell office:value-type="float" office:value="151.9" calcext:value-type="float">
            <text:p>151.9</text:p>
          </table:table-cell>
          <table:covered-table-cell/>
          <table:table-cell/>
          <table:table-cell table:formula="of:=[.$B$1]/[.B10]" office:value-type="float" office:value="0.000377500943752359" calcext:value-type="float">
            <text:p>0.000377500943752359</text:p>
          </table:table-cell>
          <table:table-cell table:formula="of:=[.$B$1]/[.C10]" office:value-type="float" office:value="0.0000248391663975757" calcext:value-type="float">
            <text:p>2.48391663975757E-05</text:p>
          </table:table-cell>
          <table:table-cell table:formula="of:=SQRT([.$I10]^2 + [.$J10]^2)" office:value-type="float" office:value="0.000378317256705597" calcext:value-type="float">
            <text:p>0.000378317256705597</text:p>
          </table:table-cell>
          <table:table-cell table:formula="of:=SQRT([.$I10]^2 + [.$J10]^2)" office:value-type="float" office:value="0.000378317256705597" calcext:value-type="float">
            <text:p>0.000378317256705597</text:p>
          </table:table-cell>
          <table:table-cell table:formula="of:=SQRT([.$I10]^2 + [.$J10]^2)" office:value-type="float" office:value="0.000378317256705597" calcext:value-type="float">
            <text:p>0.000378317256705597</text:p>
          </table:table-cell>
        </table:table-row>
        <table:table-row table:style-name="ro1">
          <table:covered-table-cell/>
          <table:table-cell office:value-type="float" office:value="283.5" calcext:value-type="float">
            <text:p>283.5</text:p>
          </table:table-cell>
          <table:table-cell office:value-type="float" office:value="4312.3" calcext:value-type="float">
            <text:p>4312.3</text:p>
          </table:table-cell>
          <table:table-cell office:value-type="float" office:value="28.35" calcext:value-type="float">
            <text:p>28.35</text:p>
          </table:table-cell>
          <table:table-cell office:value-type="float" office:value="122.25" calcext:value-type="float">
            <text:p>122.25</text:p>
          </table:table-cell>
          <table:table-cell office:value-type="float" office:value="152.1" calcext:value-type="float">
            <text:p>152.1</text:p>
          </table:table-cell>
          <table:covered-table-cell/>
          <table:table-cell/>
          <table:table-cell table:formula="of:=[.$B$1]/[.B11]" office:value-type="float" office:value="0.000352733686067019" calcext:value-type="float">
            <text:p>0.000352733686067019</text:p>
          </table:table-cell>
          <table:table-cell table:formula="of:=[.$B$1]/[.C11]" office:value-type="float" office:value="0.0000231894812513044" calcext:value-type="float">
            <text:p>2.31894812513044E-05</text:p>
          </table:table-cell>
          <table:table-cell table:formula="of:=SQRT([.$I11]^2 + [.$J11]^2)" office:value-type="float" office:value="0.00035349512772757" calcext:value-type="float">
            <text:p>0.00035349512772757</text:p>
          </table:table-cell>
          <table:table-cell table:formula="of:=SQRT([.$I11]^2 + [.$J11]^2)" office:value-type="float" office:value="0.00035349512772757" calcext:value-type="float">
            <text:p>0.00035349512772757</text:p>
          </table:table-cell>
          <table:table-cell table:formula="of:=SQRT([.$I11]^2 + [.$J11]^2)" office:value-type="float" office:value="0.00035349512772757" calcext:value-type="float">
            <text:p>0.00035349512772757</text:p>
          </table:table-cell>
        </table:table-row>
        <table:table-row table:style-name="ro1">
          <table:table-cell table:style-name="ce3" office:value-type="float" office:value="308" calcext:value-type="float" table:number-columns-spanned="1" table:number-rows-spanned="8">
            <text:p>308</text:p>
          </table:table-cell>
          <table:table-cell office:value-type="float" office:value="100.1" calcext:value-type="float">
            <text:p>100.1</text:p>
          </table:table-cell>
          <table:table-cell office:value-type="float" office:value="1525.4" calcext:value-type="float">
            <text:p>1525.4</text:p>
          </table:table-cell>
          <table:table-cell office:value-type="float" office:value="10.01" calcext:value-type="float">
            <text:p>10.01</text:p>
          </table:table-cell>
          <table:table-cell office:value-type="float" office:value="15.27" calcext:value-type="float">
            <text:p>15.27</text:p>
          </table:table-cell>
          <table:table-cell office:value-type="float" office:value="152.3" calcext:value-type="float">
            <text:p>152.3</text:p>
          </table:table-cell>
          <table:table-cell table:style-name="ce2" table:formula="of:=AVERAGE([.F12:.F19])" office:value-type="float" office:value="152.85" calcext:value-type="float" table:number-columns-spanned="1" table:number-rows-spanned="8">
            <text:p>152.85</text:p>
          </table:table-cell>
          <table:table-cell/>
          <table:table-cell table:formula="of:=[.$B$1]/[.B12]" office:value-type="float" office:value="0.000999000999000999" calcext:value-type="float">
            <text:p>0.000999000999000999</text:p>
          </table:table-cell>
          <table:table-cell table:formula="of:=[.$B$1]/[.C12]" office:value-type="float" office:value="0.000065556575324505" calcext:value-type="float">
            <text:p>6.5556575324505E-05</text:p>
          </table:table-cell>
          <table:table-cell table:formula="of:=SQRT([.$I12]^2 + [.$J12]^2)" office:value-type="float" office:value="0.00100114966941675" calcext:value-type="float">
            <text:p>0.00100114966941675</text:p>
          </table:table-cell>
          <table:table-cell table:formula="of:=SQRT([.$I12]^2 + [.$J12]^2)" office:value-type="float" office:value="0.00100114966941675" calcext:value-type="float">
            <text:p>0.00100114966941675</text:p>
          </table:table-cell>
          <table:table-cell table:formula="of:=SQRT([.$I12]^2 + [.$J12]^2)" office:value-type="float" office:value="0.00100114966941675" calcext:value-type="float">
            <text:p>0.00100114966941675</text:p>
          </table:table-cell>
        </table:table-row>
        <table:table-row table:style-name="ro1">
          <table:covered-table-cell/>
          <table:table-cell office:value-type="float" office:value="139.1" calcext:value-type="float">
            <text:p>139.1</text:p>
          </table:table-cell>
          <table:table-cell office:value-type="float" office:value="2121.4" calcext:value-type="float">
            <text:p>2121.4</text:p>
          </table:table-cell>
          <table:table-cell office:value-type="float" office:value="13.91" calcext:value-type="float">
            <text:p>13.91</text:p>
          </table:table-cell>
          <table:table-cell office:value-type="float" office:value="29.51" calcext:value-type="float">
            <text:p>29.51</text:p>
          </table:table-cell>
          <table:table-cell office:value-type="float" office:value="152.4" calcext:value-type="float">
            <text:p>152.4</text:p>
          </table:table-cell>
          <table:covered-table-cell/>
          <table:table-cell/>
          <table:table-cell table:formula="of:=[.$B$1]/[.B13]" office:value-type="float" office:value="0.000718907260963336" calcext:value-type="float">
            <text:p>0.000718907260963336</text:p>
          </table:table-cell>
          <table:table-cell table:formula="of:=[.$B$1]/[.C13]" office:value-type="float" office:value="0.0000471386820024512" calcext:value-type="float">
            <text:p>4.71386820024512E-05</text:p>
          </table:table-cell>
          <table:table-cell table:formula="of:=SQRT([.$I13]^2 + [.$J13]^2)" office:value-type="float" office:value="0.000720451042893779" calcext:value-type="float">
            <text:p>0.000720451042893779</text:p>
          </table:table-cell>
          <table:table-cell table:formula="of:=SQRT([.$I13]^2 + [.$J13]^2)" office:value-type="float" office:value="0.000720451042893779" calcext:value-type="float">
            <text:p>0.000720451042893779</text:p>
          </table:table-cell>
          <table:table-cell table:formula="of:=SQRT([.$I13]^2 + [.$J13]^2)" office:value-type="float" office:value="0.000720451042893779" calcext:value-type="float">
            <text:p>0.000720451042893779</text:p>
          </table:table-cell>
        </table:table-row>
        <table:table-row table:style-name="ro1">
          <table:covered-table-cell/>
          <table:table-cell office:value-type="float" office:value="170.8" calcext:value-type="float">
            <text:p>170.8</text:p>
          </table:table-cell>
          <table:table-cell office:value-type="float" office:value="2608.3" calcext:value-type="float">
            <text:p>2608.3</text:p>
          </table:table-cell>
          <table:table-cell office:value-type="float" office:value="17.08" calcext:value-type="float">
            <text:p>17.08</text:p>
          </table:table-cell>
          <table:table-cell office:value-type="float" office:value="44.56" calcext:value-type="float">
            <text:p>44.56</text:p>
          </table:table-cell>
          <table:table-cell office:value-type="float" office:value="152.6" calcext:value-type="float">
            <text:p>152.6</text:p>
          </table:table-cell>
          <table:covered-table-cell/>
          <table:table-cell/>
          <table:table-cell table:formula="of:=[.$B$1]/[.B14]" office:value-type="float" office:value="0.000585480093676815" calcext:value-type="float">
            <text:p>0.000585480093676815</text:p>
          </table:table-cell>
          <table:table-cell table:formula="of:=[.$B$1]/[.C14]" office:value-type="float" office:value="0.0000383391481041291" calcext:value-type="float">
            <text:p>3.83391481041291E-05</text:p>
          </table:table-cell>
          <table:table-cell table:formula="of:=SQRT([.$I14]^2 + [.$J14]^2)" office:value-type="float" office:value="0.000586734037166042" calcext:value-type="float">
            <text:p>0.000586734037166042</text:p>
          </table:table-cell>
          <table:table-cell table:formula="of:=SQRT([.$I14]^2 + [.$J14]^2)" office:value-type="float" office:value="0.000586734037166042" calcext:value-type="float">
            <text:p>0.000586734037166042</text:p>
          </table:table-cell>
          <table:table-cell table:formula="of:=SQRT([.$I14]^2 + [.$J14]^2)" office:value-type="float" office:value="0.000586734037166042" calcext:value-type="float">
            <text:p>0.000586734037166042</text:p>
          </table:table-cell>
        </table:table-row>
        <table:table-row table:style-name="ro1">
          <table:covered-table-cell/>
          <table:table-cell office:value-type="float" office:value="204.3" calcext:value-type="float">
            <text:p>204.3</text:p>
          </table:table-cell>
          <table:table-cell office:value-type="float" office:value="3095.7" calcext:value-type="float">
            <text:p>3095.7</text:p>
          </table:table-cell>
          <table:table-cell office:value-type="float" office:value="20.43" calcext:value-type="float">
            <text:p>20.43</text:p>
          </table:table-cell>
          <table:table-cell office:value-type="float" office:value="64.31" calcext:value-type="float">
            <text:p>64.31</text:p>
          </table:table-cell>
          <table:table-cell office:value-type="float" office:value="152.8" calcext:value-type="float">
            <text:p>152.8</text:p>
          </table:table-cell>
          <table:covered-table-cell/>
          <table:table-cell/>
          <table:table-cell table:formula="of:=[.$B$1]/[.B15]" office:value-type="float" office:value="0.000489476260401371" calcext:value-type="float">
            <text:p>0.000489476260401371</text:p>
          </table:table-cell>
          <table:table-cell table:formula="of:=[.$B$1]/[.C15]" office:value-type="float" office:value="0.0000323028717252964" calcext:value-type="float">
            <text:p>3.23028717252964E-05</text:p>
          </table:table-cell>
          <table:table-cell table:formula="of:=SQRT([.$I15]^2 + [.$J15]^2)" office:value-type="float" office:value="0.000490541012575107" calcext:value-type="float">
            <text:p>0.000490541012575107</text:p>
          </table:table-cell>
          <table:table-cell table:formula="of:=SQRT([.$I15]^2 + [.$J15]^2)" office:value-type="float" office:value="0.000490541012575107" calcext:value-type="float">
            <text:p>0.000490541012575107</text:p>
          </table:table-cell>
          <table:table-cell table:formula="of:=SQRT([.$I15]^2 + [.$J15]^2)" office:value-type="float" office:value="0.000490541012575107" calcext:value-type="float">
            <text:p>0.000490541012575107</text:p>
          </table:table-cell>
        </table:table-row>
        <table:table-row table:style-name="ro1">
          <table:covered-table-cell/>
          <table:table-cell office:value-type="float" office:value="221.3" calcext:value-type="float">
            <text:p>221.3</text:p>
          </table:table-cell>
          <table:table-cell office:value-type="float" office:value="3385.8" calcext:value-type="float">
            <text:p>3385.8</text:p>
          </table:table-cell>
          <table:table-cell office:value-type="float" office:value="22.13" calcext:value-type="float">
            <text:p>22.13</text:p>
          </table:table-cell>
          <table:table-cell office:value-type="float" office:value="74.92" calcext:value-type="float">
            <text:p>74.92</text:p>
          </table:table-cell>
          <table:table-cell office:value-type="float" office:value="152.9" calcext:value-type="float">
            <text:p>152.9</text:p>
          </table:table-cell>
          <table:covered-table-cell/>
          <table:table-cell/>
          <table:table-cell table:formula="of:=[.$B$1]/[.B16]" office:value-type="float" office:value="0.000451875282422052" calcext:value-type="float">
            <text:p>0.000451875282422052</text:p>
          </table:table-cell>
          <table:table-cell table:formula="of:=[.$B$1]/[.C16]" office:value-type="float" office:value="0.0000295351172544155" calcext:value-type="float">
            <text:p>2.95351172544155E-05</text:p>
          </table:table-cell>
          <table:table-cell table:formula="of:=SQRT([.$I16]^2 + [.$J16]^2)" office:value-type="float" office:value="0.000452839479302811" calcext:value-type="float">
            <text:p>0.000452839479302811</text:p>
          </table:table-cell>
          <table:table-cell table:formula="of:=SQRT([.$I16]^2 + [.$J16]^2)" office:value-type="float" office:value="0.000452839479302811" calcext:value-type="float">
            <text:p>0.000452839479302811</text:p>
          </table:table-cell>
          <table:table-cell table:formula="of:=SQRT([.$I16]^2 + [.$J16]^2)" office:value-type="float" office:value="0.000452839479302811" calcext:value-type="float">
            <text:p>0.000452839479302811</text:p>
          </table:table-cell>
        </table:table-row>
        <table:table-row table:style-name="ro1">
          <table:covered-table-cell/>
          <table:table-cell office:value-type="float" office:value="241.1" calcext:value-type="float">
            <text:p>241.1</text:p>
          </table:table-cell>
          <table:table-cell office:value-type="float" office:value="3692.7" calcext:value-type="float">
            <text:p>3692.7</text:p>
          </table:table-cell>
          <table:table-cell office:value-type="float" office:value="24.11" calcext:value-type="float">
            <text:p>24.11</text:p>
          </table:table-cell>
          <table:table-cell office:value-type="float" office:value="89.04" calcext:value-type="float">
            <text:p>89.04</text:p>
          </table:table-cell>
          <table:table-cell office:value-type="float" office:value="153.1" calcext:value-type="float">
            <text:p>153.1</text:p>
          </table:table-cell>
          <table:covered-table-cell/>
          <table:table-cell/>
          <table:table-cell table:formula="of:=[.$B$1]/[.B17]" office:value-type="float" office:value="0.000414765657403567" calcext:value-type="float">
            <text:p>0.000414765657403567</text:p>
          </table:table-cell>
          <table:table-cell table:formula="of:=[.$B$1]/[.C17]" office:value-type="float" office:value="0.0000270804560348796" calcext:value-type="float">
            <text:p>2.70804560348796E-05</text:p>
          </table:table-cell>
          <table:table-cell table:formula="of:=SQRT([.$I17]^2 + [.$J17]^2)" office:value-type="float" office:value="0.000415648771994421" calcext:value-type="float">
            <text:p>0.000415648771994421</text:p>
          </table:table-cell>
          <table:table-cell table:formula="of:=SQRT([.$I17]^2 + [.$J17]^2)" office:value-type="float" office:value="0.000415648771994421" calcext:value-type="float">
            <text:p>0.000415648771994421</text:p>
          </table:table-cell>
          <table:table-cell table:formula="of:=SQRT([.$I17]^2 + [.$J17]^2)" office:value-type="float" office:value="0.000415648771994421" calcext:value-type="float">
            <text:p>0.000415648771994421</text:p>
          </table:table-cell>
        </table:table-row>
        <table:table-row table:style-name="ro1">
          <table:covered-table-cell/>
          <table:table-cell office:value-type="float" office:value="260.5" calcext:value-type="float">
            <text:p>260.5</text:p>
          </table:table-cell>
          <table:table-cell office:value-type="float" office:value="3994.1" calcext:value-type="float">
            <text:p>3994.1</text:p>
          </table:table-cell>
          <table:table-cell office:value-type="float" office:value="26.05" calcext:value-type="float">
            <text:p>26.05</text:p>
          </table:table-cell>
          <table:table-cell office:value-type="float" office:value="104.04" calcext:value-type="float">
            <text:p>104.04</text:p>
          </table:table-cell>
          <table:table-cell office:value-type="float" office:value="153.3" calcext:value-type="float">
            <text:p>153.3</text:p>
          </table:table-cell>
          <table:covered-table-cell/>
          <table:table-cell/>
          <table:table-cell table:formula="of:=[.$B$1]/[.B18]" office:value-type="float" office:value="0.000383877159309021" calcext:value-type="float">
            <text:p>0.000383877159309021</text:p>
          </table:table-cell>
          <table:table-cell table:formula="of:=[.$B$1]/[.C18]" office:value-type="float" office:value="0.0000250369294709697" calcext:value-type="float">
            <text:p>2.50369294709697E-05</text:p>
          </table:table-cell>
          <table:table-cell table:formula="of:=SQRT([.$I18]^2 + [.$J18]^2)" office:value-type="float" office:value="0.000384692762183665" calcext:value-type="float">
            <text:p>0.000384692762183665</text:p>
          </table:table-cell>
          <table:table-cell table:formula="of:=SQRT([.$I18]^2 + [.$J18]^2)" office:value-type="float" office:value="0.000384692762183665" calcext:value-type="float">
            <text:p>0.000384692762183665</text:p>
          </table:table-cell>
          <table:table-cell table:formula="of:=SQRT([.$I18]^2 + [.$J18]^2)" office:value-type="float" office:value="0.000384692762183665" calcext:value-type="float">
            <text:p>0.000384692762183665</text:p>
          </table:table-cell>
        </table:table-row>
        <table:table-row table:style-name="ro1">
          <table:covered-table-cell/>
          <table:table-cell office:value-type="float" office:value="275.7" calcext:value-type="float">
            <text:p>275.7</text:p>
          </table:table-cell>
          <table:table-cell office:value-type="float" office:value="4230.3" calcext:value-type="float">
            <text:p>4230.3</text:p>
          </table:table-cell>
          <table:table-cell office:value-type="float" office:value="27.57" calcext:value-type="float">
            <text:p>27.57</text:p>
          </table:table-cell>
          <table:table-cell office:value-type="float" office:value="116.62" calcext:value-type="float">
            <text:p>116.62</text:p>
          </table:table-cell>
          <table:table-cell office:value-type="float" office:value="153.4" calcext:value-type="float">
            <text:p>153.4</text:p>
          </table:table-cell>
          <table:covered-table-cell/>
          <table:table-cell/>
          <table:table-cell table:formula="of:=[.$B$1]/[.B19]" office:value-type="float" office:value="0.000362713093942691" calcext:value-type="float">
            <text:p>0.000362713093942691</text:p>
          </table:table-cell>
          <table:table-cell table:formula="of:=[.$B$1]/[.C19]" office:value-type="float" office:value="0.000023638985414746" calcext:value-type="float">
            <text:p>2.3638985414746E-05</text:p>
          </table:table-cell>
          <table:table-cell table:formula="of:=SQRT([.$I19]^2 + [.$J19]^2)" office:value-type="float" office:value="0.000363482585757445" calcext:value-type="float">
            <text:p>0.000363482585757445</text:p>
          </table:table-cell>
          <table:table-cell table:formula="of:=SQRT([.$I19]^2 + [.$J19]^2)" office:value-type="float" office:value="0.000363482585757445" calcext:value-type="float">
            <text:p>0.000363482585757445</text:p>
          </table:table-cell>
          <table:table-cell table:formula="of:=SQRT([.$I19]^2 + [.$J19]^2)" office:value-type="float" office:value="0.000363482585757445" calcext:value-type="float">
            <text:p>0.000363482585757445</text:p>
          </table:table-cell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office:value-type="float" office:value="98" calcext:value-type="float">
            <text:p>98</text:p>
          </table:table-cell>
          <table:table-cell office:value-type="float" office:value="1506.5" calcext:value-type="float">
            <text:p>1506.5</text:p>
          </table:table-cell>
          <table:table-cell office:value-type="float" office:value="9.8" calcext:value-type="float">
            <text:p>9.8</text:p>
          </table:table-cell>
          <table:table-cell office:value-type="float" office:value="14.77" calcext:value-type="float">
            <text:p>14.77</text:p>
          </table:table-cell>
          <table:table-cell office:value-type="float" office:value="153.7" calcext:value-type="float">
            <text:p>153.7</text:p>
          </table:table-cell>
          <table:table-cell table:formula="of:=AVERAGE([.F20:.F27])" office:value-type="float" office:value="154.25" calcext:value-type="float">
            <text:p>154.25</text:p>
          </table:table-cell>
          <table:table-cell/>
          <table:table-cell table:formula="of:=[.$B$1]/[.B20]" office:value-type="float" office:value="0.00102040816326531" calcext:value-type="float">
            <text:p>0.00102040816326531</text:p>
          </table:table-cell>
          <table:table-cell table:formula="of:=[.$B$1]/[.C20]" office:value-type="float" office:value="0.0000663790242283438" calcext:value-type="float">
            <text:p>6.63790242283438E-05</text:p>
          </table:table-cell>
          <table:table-cell table:formula="of:=SQRT([.$I20]^2 + [.$J20]^2)" office:value-type="float" office:value="0.00102256490968348" calcext:value-type="float">
            <text:p>0.00102256490968348</text:p>
          </table:table-cell>
          <table:table-cell table:formula="of:=SQRT([.$I20]^2 + [.$J20]^2)" office:value-type="float" office:value="0.00102256490968348" calcext:value-type="float">
            <text:p>0.00102256490968348</text:p>
          </table:table-cell>
          <table:table-cell table:formula="of:=SQRT([.$I20]^2 + [.$J20]^2)" office:value-type="float" office:value="0.00102256490968348" calcext:value-type="float">
            <text:p>0.00102256490968348</text:p>
          </table:table-cell>
        </table:table-row>
        <table:table-row table:style-name="ro1">
          <table:table-cell/>
          <table:table-cell office:value-type="float" office:value="140.9" calcext:value-type="float">
            <text:p>140.9</text:p>
          </table:table-cell>
          <table:table-cell office:value-type="float" office:value="2169.2" calcext:value-type="float">
            <text:p>2169.2</text:p>
          </table:table-cell>
          <table:table-cell office:value-type="float" office:value="14.9" calcext:value-type="float">
            <text:p>14.9</text:p>
          </table:table-cell>
          <table:table-cell office:value-type="float" office:value="30.58" calcext:value-type="float">
            <text:p>30.58</text:p>
          </table:table-cell>
          <table:table-cell office:value-type="float" office:value="153.9" calcext:value-type="float">
            <text:p>153.9</text:p>
          </table:table-cell>
          <table:table-cell table:number-columns-repeated="2"/>
          <table:table-cell table:formula="of:=[.$B$1]/[.B21]" office:value-type="float" office:value="0.0007097232079489" calcext:value-type="float">
            <text:p>0.0007097232079489</text:p>
          </table:table-cell>
          <table:table-cell table:formula="of:=[.$B$1]/[.C21]" office:value-type="float" office:value="0.0000460999446800664" calcext:value-type="float">
            <text:p>4.60999446800664E-05</text:p>
          </table:table-cell>
          <table:table-cell table:formula="of:=SQRT([.$I21]^2 + [.$J21]^2)" office:value-type="float" office:value="0.000711218838896146" calcext:value-type="float">
            <text:p>0.000711218838896146</text:p>
          </table:table-cell>
          <table:table-cell table:formula="of:=SQRT([.$I21]^2 + [.$J21]^2)" office:value-type="float" office:value="0.000711218838896146" calcext:value-type="float">
            <text:p>0.000711218838896146</text:p>
          </table:table-cell>
          <table:table-cell table:formula="of:=SQRT([.$I21]^2 + [.$J21]^2)" office:value-type="float" office:value="0.000711218838896146" calcext:value-type="float">
            <text:p>0.000711218838896146</text:p>
          </table:table-cell>
        </table:table-row>
        <table:table-row table:style-name="ro1">
          <table:table-cell/>
          <table:table-cell office:value-type="float" office:value="170.9" calcext:value-type="float">
            <text:p>170.9</text:p>
          </table:table-cell>
          <table:table-cell office:value-type="float" office:value="2632.4" calcext:value-type="float">
            <text:p>2632.4</text:p>
          </table:table-cell>
          <table:table-cell office:value-type="float" office:value="17.09" calcext:value-type="float">
            <text:p>17.09</text:p>
          </table:table-cell>
          <table:table-cell office:value-type="float" office:value="44.98" calcext:value-type="float">
            <text:p>44.98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[.$B$1]/[.B22]" office:value-type="float" office:value="0.000585137507314219" calcext:value-type="float">
            <text:p>0.000585137507314219</text:p>
          </table:table-cell>
          <table:table-cell table:formula="of:=[.$B$1]/[.C22]" office:value-type="float" office:value="0.0000379881476979182" calcext:value-type="float">
            <text:p>3.79881476979182E-05</text:p>
          </table:table-cell>
          <table:table-cell table:formula="of:=SQRT([.$I22]^2 + [.$J22]^2)" office:value-type="float" office:value="0.000586369339095605" calcext:value-type="float">
            <text:p>0.000586369339095605</text:p>
          </table:table-cell>
          <table:table-cell table:formula="of:=SQRT([.$I22]^2 + [.$J22]^2)" office:value-type="float" office:value="0.000586369339095605" calcext:value-type="float">
            <text:p>0.000586369339095605</text:p>
          </table:table-cell>
          <table:table-cell table:formula="of:=SQRT([.$I22]^2 + [.$J22]^2)" office:value-type="float" office:value="0.000586369339095605" calcext:value-type="float">
            <text:p>0.000586369339095605</text:p>
          </table:table-cell>
        </table:table-row>
        <table:table-row table:style-name="ro1">
          <table:table-cell/>
          <table:table-cell office:value-type="float" office:value="190.7" calcext:value-type="float">
            <text:p>190.7</text:p>
          </table:table-cell>
          <table:table-cell office:value-type="float" office:value="2940" calcext:value-type="float">
            <text:p>2940</text:p>
          </table:table-cell>
          <table:table-cell office:value-type="float" office:value="19.07" calcext:value-type="float">
            <text:p>19.07</text:p>
          </table:table-cell>
          <table:table-cell office:value-type="float" office:value="56.07" calcext:value-type="float">
            <text:p>56.07</text:p>
          </table:table-cell>
          <table:table-cell office:value-type="float" office:value="154.1" calcext:value-type="float">
            <text:p>154.1</text:p>
          </table:table-cell>
          <table:table-cell table:number-columns-repeated="2"/>
          <table:table-cell table:formula="of:=[.$B$1]/[.B23]" office:value-type="float" office:value="0.000524383848977451" calcext:value-type="float">
            <text:p>0.000524383848977451</text:p>
          </table:table-cell>
          <table:table-cell table:formula="of:=[.$B$1]/[.C23]" office:value-type="float" office:value="0.0000340136054421769" calcext:value-type="float">
            <text:p>3.40136054421769E-05</text:p>
          </table:table-cell>
          <table:table-cell table:formula="of:=SQRT([.$I23]^2 + [.$J23]^2)" office:value-type="float" office:value="0.000525485819431488" calcext:value-type="float">
            <text:p>0.000525485819431488</text:p>
          </table:table-cell>
          <table:table-cell table:formula="of:=SQRT([.$I23]^2 + [.$J23]^2)" office:value-type="float" office:value="0.000525485819431488" calcext:value-type="float">
            <text:p>0.000525485819431488</text:p>
          </table:table-cell>
          <table:table-cell table:formula="of:=SQRT([.$I23]^2 + [.$J23]^2)" office:value-type="float" office:value="0.000525485819431488" calcext:value-type="float">
            <text:p>0.000525485819431488</text:p>
          </table:table-cell>
        </table:table-row>
        <table:table-row table:style-name="ro1">
          <table:table-cell/>
          <table:table-cell office:value-type="float" office:value="220.5" calcext:value-type="float">
            <text:p>220.5</text:p>
          </table:table-cell>
          <table:table-cell office:value-type="float" office:value="3403" calcext:value-type="float">
            <text:p>3403</text:p>
          </table:table-cell>
          <table:table-cell office:value-type="float" office:value="22.05" calcext:value-type="float">
            <text:p>22.05</text:p>
          </table:table-cell>
          <table:table-cell office:value-type="float" office:value="75.01" calcext:value-type="float">
            <text:p>75.01</text:p>
          </table:table-cell>
          <table:table-cell office:value-type="float" office:value="154.3" calcext:value-type="float">
            <text:p>154.3</text:p>
          </table:table-cell>
          <table:table-cell table:number-columns-repeated="2"/>
          <table:table-cell table:formula="of:=[.$B$1]/[.B24]" office:value-type="float" office:value="0.000453514739229025" calcext:value-type="float">
            <text:p>0.000453514739229025</text:p>
          </table:table-cell>
          <table:table-cell table:formula="of:=[.$B$1]/[.C24]" office:value-type="float" office:value="0.000029385836027035" calcext:value-type="float">
            <text:p>2.9385836027035E-05</text:p>
          </table:table-cell>
          <table:table-cell table:formula="of:=SQRT([.$I24]^2 + [.$J24]^2)" office:value-type="float" office:value="0.000454465780952734" calcext:value-type="float">
            <text:p>0.000454465780952734</text:p>
          </table:table-cell>
          <table:table-cell table:formula="of:=SQRT([.$I24]^2 + [.$J24]^2)" office:value-type="float" office:value="0.000454465780952734" calcext:value-type="float">
            <text:p>0.000454465780952734</text:p>
          </table:table-cell>
          <table:table-cell table:formula="of:=SQRT([.$I24]^2 + [.$J24]^2)" office:value-type="float" office:value="0.000454465780952734" calcext:value-type="float">
            <text:p>0.000454465780952734</text:p>
          </table:table-cell>
        </table:table-row>
        <table:table-row table:style-name="ro1">
          <table:table-cell/>
          <table:table-cell office:value-type="float" office:value="240.1" calcext:value-type="float">
            <text:p>240.1</text:p>
          </table:table-cell>
          <table:table-cell office:value-type="float" office:value="3710.1" calcext:value-type="float">
            <text:p>3710.1</text:p>
          </table:table-cell>
          <table:table-cell office:value-type="float" office:value="24.01" calcext:value-type="float">
            <text:p>24.01</text:p>
          </table:table-cell>
          <table:table-cell office:value-type="float" office:value="89.09" calcext:value-type="float">
            <text:p>89.09</text:p>
          </table:table-cell>
          <table:table-cell office:value-type="float" office:value="154.5" calcext:value-type="float">
            <text:p>154.5</text:p>
          </table:table-cell>
          <table:table-cell table:number-columns-repeated="2"/>
          <table:table-cell table:formula="of:=[.$B$1]/[.B25]" office:value-type="float" office:value="0.00041649312786339" calcext:value-type="float">
            <text:p>0.00041649312786339</text:p>
          </table:table-cell>
          <table:table-cell table:formula="of:=[.$B$1]/[.C25]" office:value-type="float" office:value="0.0000269534513894504" calcext:value-type="float">
            <text:p>2.69534513894504E-05</text:p>
          </table:table-cell>
          <table:table-cell table:formula="of:=SQRT([.$I25]^2 + [.$J25]^2)" office:value-type="float" office:value="0.000417364366110996" calcext:value-type="float">
            <text:p>0.000417364366110996</text:p>
          </table:table-cell>
          <table:table-cell table:formula="of:=SQRT([.$I25]^2 + [.$J25]^2)" office:value-type="float" office:value="0.000417364366110996" calcext:value-type="float">
            <text:p>0.000417364366110996</text:p>
          </table:table-cell>
          <table:table-cell table:formula="of:=SQRT([.$I25]^2 + [.$J25]^2)" office:value-type="float" office:value="0.000417364366110996" calcext:value-type="float">
            <text:p>0.000417364366110996</text:p>
          </table:table-cell>
        </table:table-row>
        <table:table-row table:style-name="ro1">
          <table:table-cell/>
          <table:table-cell office:value-type="float" office:value="260.2" calcext:value-type="float">
            <text:p>260.2</text:p>
          </table:table-cell>
          <table:table-cell office:value-type="float" office:value="4024.6" calcext:value-type="float">
            <text:p>4024.6</text:p>
          </table:table-cell>
          <table:table-cell office:value-type="float" office:value="26.02" calcext:value-type="float">
            <text:p>26.02</text:p>
          </table:table-cell>
          <table:table-cell office:value-type="float" office:value="104.72" calcext:value-type="float">
            <text:p>104.72</text:p>
          </table:table-cell>
          <table:table-cell office:value-type="float" office:value="154.7" calcext:value-type="float">
            <text:p>154.7</text:p>
          </table:table-cell>
          <table:table-cell table:number-columns-repeated="2"/>
          <table:table-cell table:formula="of:=[.$B$1]/[.B26]" office:value-type="float" office:value="0.000384319754035357" calcext:value-type="float">
            <text:p>0.000384319754035357</text:p>
          </table:table-cell>
          <table:table-cell table:formula="of:=[.$B$1]/[.C26]" office:value-type="float" office:value="0.0000248471897828356" calcext:value-type="float">
            <text:p>2.48471897828356E-05</text:p>
          </table:table-cell>
          <table:table-cell table:formula="of:=SQRT([.$I26]^2 + [.$J26]^2)" office:value-type="float" office:value="0.00038512213151402" calcext:value-type="float">
            <text:p>0.00038512213151402</text:p>
          </table:table-cell>
          <table:table-cell table:formula="of:=SQRT([.$I26]^2 + [.$J26]^2)" office:value-type="float" office:value="0.00038512213151402" calcext:value-type="float">
            <text:p>0.00038512213151402</text:p>
          </table:table-cell>
          <table:table-cell table:formula="of:=SQRT([.$I26]^2 + [.$J26]^2)" office:value-type="float" office:value="0.00038512213151402" calcext:value-type="float">
            <text:p>0.00038512213151402</text:p>
          </table:table-cell>
        </table:table-row>
        <table:table-row table:style-name="ro1">
          <table:table-cell/>
          <table:table-cell office:value-type="float" office:value="275.2" calcext:value-type="float">
            <text:p>275.2</text:p>
          </table:table-cell>
          <table:table-cell office:value-type="float" office:value="4260.8" calcext:value-type="float">
            <text:p>4260.8</text:p>
          </table:table-cell>
          <table:table-cell office:value-type="float" office:value="27.52" calcext:value-type="float">
            <text:p>27.52</text:p>
          </table:table-cell>
          <table:table-cell office:value-type="float" office:value="117.28" calcext:value-type="float">
            <text:p>117.28</text:p>
          </table:table-cell>
          <table:table-cell office:value-type="float" office:value="154.8" calcext:value-type="float">
            <text:p>154.8</text:p>
          </table:table-cell>
          <table:table-cell table:number-columns-repeated="2"/>
          <table:table-cell table:formula="of:=[.$B$1]/[.B27]" office:value-type="float" office:value="0.000363372093023256" calcext:value-type="float">
            <text:p>0.000363372093023256</text:p>
          </table:table-cell>
          <table:table-cell table:formula="of:=[.$B$1]/[.C27]" office:value-type="float" office:value="0.0000234697709350357" calcext:value-type="float">
            <text:p>2.34697709350357E-05</text:p>
          </table:table-cell>
          <table:table-cell table:formula="of:=SQRT([.$I27]^2 + [.$J27]^2)" office:value-type="float" office:value="0.000364129246471421" calcext:value-type="float">
            <text:p>0.000364129246471421</text:p>
          </table:table-cell>
          <table:table-cell table:formula="of:=SQRT([.$I27]^2 + [.$J27]^2)" office:value-type="float" office:value="0.000364129246471421" calcext:value-type="float">
            <text:p>0.000364129246471421</text:p>
          </table:table-cell>
          <table:table-cell table:formula="of:=SQRT([.$I27]^2 + [.$J27]^2)" office:value-type="float" office:value="0.000364129246471421" calcext:value-type="float">
            <text:p>0.000364129246471421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office:value-type="float" office:value="98.1" calcext:value-type="float">
            <text:p>98.1</text:p>
          </table:table-cell>
          <table:table-cell office:value-type="float" office:value="1521.1" calcext:value-type="float">
            <text:p>1521.1</text:p>
          </table:table-cell>
          <table:table-cell office:value-type="float" office:value="9.81" calcext:value-type="float">
            <text:p>9.81</text:p>
          </table:table-cell>
          <table:table-cell office:value-type="float" office:value="14.92" calcext:value-type="float">
            <text:p>14.92</text:p>
          </table:table-cell>
          <table:table-cell office:value-type="float" office:value="155.1" calcext:value-type="float">
            <text:p>155.1</text:p>
          </table:table-cell>
          <table:table-cell table:formula="of:=AVERAGE([.F28:.F35])" office:value-type="float" office:value="155.6" calcext:value-type="float">
            <text:p>155.6</text:p>
          </table:table-cell>
          <table:table-cell/>
          <table:table-cell table:formula="of:=[.$B$1]/[.B28]" office:value-type="float" office:value="0.00101936799184506" calcext:value-type="float">
            <text:p>0.00101936799184506</text:p>
          </table:table-cell>
          <table:table-cell table:formula="of:=[.$B$1]/[.C28]" office:value-type="float" office:value="0.0000657418973111564" calcext:value-type="float">
            <text:p>6.57418973111564E-05</text:p>
          </table:table-cell>
          <table:table-cell table:formula="of:=SQRT([.$I28]^2 + [.$J28]^2)" office:value-type="float" office:value="0.00102148573159898" calcext:value-type="float">
            <text:p>0.00102148573159898</text:p>
          </table:table-cell>
          <table:table-cell table:formula="of:=SQRT([.$I28]^2 + [.$J28]^2)" office:value-type="float" office:value="0.00102148573159898" calcext:value-type="float">
            <text:p>0.00102148573159898</text:p>
          </table:table-cell>
          <table:table-cell table:formula="of:=SQRT([.$I28]^2 + [.$J28]^2)" office:value-type="float" office:value="0.00102148573159898" calcext:value-type="float">
            <text:p>0.00102148573159898</text:p>
          </table:table-cell>
        </table:table-row>
        <table:table-row table:style-name="ro1">
          <table:table-cell/>
          <table:table-cell office:value-type="float" office:value="139.2" calcext:value-type="float">
            <text:p>139.2</text:p>
          </table:table-cell>
          <table:table-cell office:value-type="float" office:value="2160.4" calcext:value-type="float">
            <text:p>2160.4</text:p>
          </table:table-cell>
          <table:table-cell office:value-type="float" office:value="13.92" calcext:value-type="float">
            <text:p>13.92</text:p>
          </table:table-cell>
          <table:table-cell office:value-type="float" office:value="30.07" calcext:value-type="float">
            <text:p>30.07</text:p>
          </table:table-cell>
          <table:table-cell office:value-type="float" office:value="155.2" calcext:value-type="float">
            <text:p>155.2</text:p>
          </table:table-cell>
          <table:table-cell table:number-columns-repeated="2"/>
          <table:table-cell table:formula="of:=[.$B$1]/[.B29]" office:value-type="float" office:value="0.000718390804597701" calcext:value-type="float">
            <text:p>0.000718390804597701</text:p>
          </table:table-cell>
          <table:table-cell table:formula="of:=[.$B$1]/[.C29]" office:value-type="float" office:value="0.0000462877244954638" calcext:value-type="float">
            <text:p>4.62877244954638E-05</text:p>
          </table:table-cell>
          <table:table-cell table:formula="of:=SQRT([.$I29]^2 + [.$J29]^2)" office:value-type="float" office:value="0.000719880477280431" calcext:value-type="float">
            <text:p>0.000719880477280431</text:p>
          </table:table-cell>
          <table:table-cell table:formula="of:=SQRT([.$I29]^2 + [.$J29]^2)" office:value-type="float" office:value="0.000719880477280431" calcext:value-type="float">
            <text:p>0.000719880477280431</text:p>
          </table:table-cell>
          <table:table-cell table:formula="of:=SQRT([.$I29]^2 + [.$J29]^2)" office:value-type="float" office:value="0.000719880477280431" calcext:value-type="float">
            <text:p>0.000719880477280431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642.4" calcext:value-type="float">
            <text:p>2642.4</text:p>
          </table:table-cell>
          <table:table-cell office:value-type="float" office:value="17" calcext:value-type="float">
            <text:p>17</text:p>
          </table:table-cell>
          <table:table-cell office:value-type="float" office:value="44.93" calcext:value-type="float">
            <text:p>44.93</text:p>
          </table:table-cell>
          <table:table-cell office:value-type="float" office:value="155.4" calcext:value-type="float">
            <text:p>155.4</text:p>
          </table:table-cell>
          <table:table-cell table:number-columns-repeated="2"/>
          <table:table-cell table:formula="of:=[.$B$1]/[.B30]" office:value-type="float" office:value="0.000588235294117647" calcext:value-type="float">
            <text:p>0.000588235294117647</text:p>
          </table:table-cell>
          <table:table-cell table:formula="of:=[.$B$1]/[.C30]" office:value-type="float" office:value="0.0000378443838934302" calcext:value-type="float">
            <text:p>3.78443838934302E-05</text:p>
          </table:table-cell>
          <table:table-cell table:formula="of:=SQRT([.$I30]^2 + [.$J30]^2)" office:value-type="float" office:value="0.000589451404814636" calcext:value-type="float">
            <text:p>0.000589451404814636</text:p>
          </table:table-cell>
          <table:table-cell table:formula="of:=SQRT([.$I30]^2 + [.$J30]^2)" office:value-type="float" office:value="0.000589451404814636" calcext:value-type="float">
            <text:p>0.000589451404814636</text:p>
          </table:table-cell>
          <table:table-cell table:formula="of:=SQRT([.$I30]^2 + [.$J30]^2)" office:value-type="float" office:value="0.000589451404814636" calcext:value-type="float">
            <text:p>0.000589451404814636</text:p>
          </table:table-cell>
        </table:table-row>
        <table:table-row table:style-name="ro1">
          <table:table-cell/>
          <table:table-cell office:value-type="float" office:value="196.1" calcext:value-type="float">
            <text:p>196.1</text:p>
          </table:table-cell>
          <table:table-cell office:value-type="float" office:value="3050.6" calcext:value-type="float">
            <text:p>3050.6</text:p>
          </table:table-cell>
          <table:table-cell office:value-type="float" office:value="19.61" calcext:value-type="float">
            <text:p>19.61</text:p>
          </table:table-cell>
          <table:table-cell office:value-type="float" office:value="59.83" calcext:value-type="float">
            <text:p>59.83</text:p>
          </table:table-cell>
          <table:table-cell office:value-type="float" office:value="155.5" calcext:value-type="float">
            <text:p>155.5</text:p>
          </table:table-cell>
          <table:table-cell table:number-columns-repeated="2"/>
          <table:table-cell table:formula="of:=[.$B$1]/[.B31]" office:value-type="float" office:value="0.000509943906170321" calcext:value-type="float">
            <text:p>0.000509943906170321</text:p>
          </table:table-cell>
          <table:table-cell table:formula="of:=[.$B$1]/[.C31]" office:value-type="float" office:value="0.000032780436635416" calcext:value-type="float">
            <text:p>3.2780436635416E-05</text:p>
          </table:table-cell>
          <table:table-cell table:formula="of:=SQRT([.$I31]^2 + [.$J31]^2)" office:value-type="float" office:value="0.000510996423144286" calcext:value-type="float">
            <text:p>0.000510996423144286</text:p>
          </table:table-cell>
          <table:table-cell table:formula="of:=SQRT([.$I31]^2 + [.$J31]^2)" office:value-type="float" office:value="0.000510996423144286" calcext:value-type="float">
            <text:p>0.000510996423144286</text:p>
          </table:table-cell>
          <table:table-cell table:formula="of:=SQRT([.$I31]^2 + [.$J31]^2)" office:value-type="float" office:value="0.000510996423144286" calcext:value-type="float">
            <text:p>0.000510996423144286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3410.6" calcext:value-type="float">
            <text:p>3410.6</text:p>
          </table:table-cell>
          <table:table-cell office:value-type="float" office:value="21.9" calcext:value-type="float">
            <text:p>21.9</text:p>
          </table:table-cell>
          <table:table-cell office:value-type="float" office:value="74.69" calcext:value-type="float">
            <text:p>74.69</text:p>
          </table:table-cell>
          <table:table-cell office:value-type="float" office:value="155.7" calcext:value-type="float">
            <text:p>155.7</text:p>
          </table:table-cell>
          <table:table-cell table:number-columns-repeated="2"/>
          <table:table-cell table:formula="of:=[.$B$1]/[.B32]" office:value-type="float" office:value="0.00045662100456621" calcext:value-type="float">
            <text:p>0.00045662100456621</text:p>
          </table:table-cell>
          <table:table-cell table:formula="of:=[.$B$1]/[.C32]" office:value-type="float" office:value="0.0000293203541898786" calcext:value-type="float">
            <text:p>2.93203541898786E-05</text:p>
          </table:table-cell>
          <table:table-cell table:formula="of:=SQRT([.$I32]^2 + [.$J32]^2)" office:value-type="float" office:value="0.000457561389302982" calcext:value-type="float">
            <text:p>0.000457561389302982</text:p>
          </table:table-cell>
          <table:table-cell table:formula="of:=SQRT([.$I32]^2 + [.$J32]^2)" office:value-type="float" office:value="0.000457561389302982" calcext:value-type="float">
            <text:p>0.000457561389302982</text:p>
          </table:table-cell>
          <table:table-cell table:formula="of:=SQRT([.$I32]^2 + [.$J32]^2)" office:value-type="float" office:value="0.000457561389302982" calcext:value-type="float">
            <text:p>0.000457561389302982</text:p>
          </table:table-cell>
        </table:table-row>
        <table:table-row table:style-name="ro1">
          <table:table-cell/>
          <table:table-cell office:value-type="float" office:value="240.6" calcext:value-type="float">
            <text:p>240.6</text:p>
          </table:table-cell>
          <table:table-cell office:value-type="float" office:value="3749.9" calcext:value-type="float">
            <text:p>3749.9</text:p>
          </table:table-cell>
          <table:table-cell office:value-type="float" office:value="24.06" calcext:value-type="float">
            <text:p>24.06</text:p>
          </table:table-cell>
          <table:table-cell office:value-type="float" office:value="90.22" calcext:value-type="float">
            <text:p>90.22</text:p>
          </table:table-cell>
          <table:table-cell office:value-type="float" office:value="155.8" calcext:value-type="float">
            <text:p>155.8</text:p>
          </table:table-cell>
          <table:table-cell table:number-columns-repeated="2"/>
          <table:table-cell table:formula="of:=[.$B$1]/[.B33]" office:value-type="float" office:value="0.000415627597672486" calcext:value-type="float">
            <text:p>0.000415627597672486</text:p>
          </table:table-cell>
          <table:table-cell table:formula="of:=[.$B$1]/[.C33]" office:value-type="float" office:value="0.0000266673777967412" calcext:value-type="float">
            <text:p>2.66673777967412E-05</text:p>
          </table:table-cell>
          <table:table-cell table:formula="of:=SQRT([.$I33]^2 + [.$J33]^2)" office:value-type="float" office:value="0.000416482231296313" calcext:value-type="float">
            <text:p>0.000416482231296313</text:p>
          </table:table-cell>
          <table:table-cell table:formula="of:=SQRT([.$I33]^2 + [.$J33]^2)" office:value-type="float" office:value="0.000416482231296313" calcext:value-type="float">
            <text:p>0.000416482231296313</text:p>
          </table:table-cell>
          <table:table-cell table:formula="of:=SQRT([.$I33]^2 + [.$J33]^2)" office:value-type="float" office:value="0.000416482231296313" calcext:value-type="float">
            <text:p>0.000416482231296313</text:p>
          </table:table-cell>
        </table:table-row>
        <table:table-row table:style-name="ro1">
          <table:table-cell/>
          <table:table-cell office:value-type="float" office:value="259.1" calcext:value-type="float">
            <text:p>259.1</text:p>
          </table:table-cell>
          <table:table-cell office:value-type="float" office:value="4042" calcext:value-type="float">
            <text:p>4042</text:p>
          </table:table-cell>
          <table:table-cell office:value-type="float" office:value="25.91" calcext:value-type="float">
            <text:p>25.91</text:p>
          </table:table-cell>
          <table:table-cell office:value-type="float" office:value="104.72" calcext:value-type="float">
            <text:p>104.7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[.$B$1]/[.B34]" office:value-type="float" office:value="0.000385951370127364" calcext:value-type="float">
            <text:p>0.000385951370127364</text:p>
          </table:table-cell>
          <table:table-cell table:formula="of:=[.$B$1]/[.C34]" office:value-type="float" office:value="0.000024740227610094" calcext:value-type="float">
            <text:p>2.4740227610094E-05</text:p>
          </table:table-cell>
          <table:table-cell table:formula="of:=SQRT([.$I34]^2 + [.$J34]^2)" office:value-type="float" office:value="0.000386743505395228" calcext:value-type="float">
            <text:p>0.000386743505395228</text:p>
          </table:table-cell>
          <table:table-cell table:formula="of:=SQRT([.$I34]^2 + [.$J34]^2)" office:value-type="float" office:value="0.000386743505395228" calcext:value-type="float">
            <text:p>0.000386743505395228</text:p>
          </table:table-cell>
          <table:table-cell table:formula="of:=SQRT([.$I34]^2 + [.$J34]^2)" office:value-type="float" office:value="0.000386743505395228" calcext:value-type="float">
            <text:p>0.000386743505395228</text:p>
          </table:table-cell>
        </table:table-row>
        <table:table-row table:style-name="ro1">
          <table:table-cell/>
          <table:table-cell office:value-type="float" office:value="274.9" calcext:value-type="float">
            <text:p>274.9</text:p>
          </table:table-cell>
          <table:table-cell office:value-type="float" office:value="4292.7" calcext:value-type="float">
            <text:p>4292.7</text:p>
          </table:table-cell>
          <table:table-cell office:value-type="float" office:value="27.49" calcext:value-type="float">
            <text:p>27.49</text:p>
          </table:table-cell>
          <table:table-cell office:value-type="float" office:value="118.01" calcext:value-type="float">
            <text:p>118.01</text:p>
          </table:table-cell>
          <table:table-cell office:value-type="float" office:value="156.1" calcext:value-type="float">
            <text:p>156.1</text:p>
          </table:table-cell>
          <table:table-cell table:number-columns-repeated="2"/>
          <table:table-cell table:formula="of:=[.$B$1]/[.B35]" office:value-type="float" office:value="0.000363768643142961" calcext:value-type="float">
            <text:p>0.000363768643142961</text:p>
          </table:table-cell>
          <table:table-cell table:formula="of:=[.$B$1]/[.C35]" office:value-type="float" office:value="0.000023295361893447" calcext:value-type="float">
            <text:p>2.3295361893447E-05</text:p>
          </table:table-cell>
          <table:table-cell table:formula="of:=SQRT([.$I35]^2 + [.$J35]^2)" office:value-type="float" office:value="0.000364513785226043" calcext:value-type="float">
            <text:p>0.000364513785226043</text:p>
          </table:table-cell>
          <table:table-cell table:formula="of:=SQRT([.$I35]^2 + [.$J35]^2)" office:value-type="float" office:value="0.000364513785226043" calcext:value-type="float">
            <text:p>0.000364513785226043</text:p>
          </table:table-cell>
          <table:table-cell table:formula="of:=SQRT([.$I35]^2 + [.$J35]^2)" office:value-type="float" office:value="0.000364513785226043" calcext:value-type="float">
            <text:p>0.000364513785226043</text:p>
          </table:table-cell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office:value-type="float" office:value="98" calcext:value-type="float">
            <text:p>98</text:p>
          </table:table-cell>
          <table:table-cell office:value-type="float" office:value="1533.9" calcext:value-type="float">
            <text:p>1533.9</text:p>
          </table:table-cell>
          <table:table-cell office:value-type="float" office:value="9.8" calcext:value-type="float">
            <text:p>9.8</text:p>
          </table:table-cell>
          <table:table-cell office:value-type="float" office:value="15.04" calcext:value-type="float">
            <text:p>15.04</text:p>
          </table:table-cell>
          <table:table-cell office:value-type="float" office:value="156.4" calcext:value-type="float">
            <text:p>156.4</text:p>
          </table:table-cell>
          <table:table-cell table:formula="of:=AVERAGE([.F36:.F43])" office:value-type="float" office:value="156.9375" calcext:value-type="float">
            <text:p>156.9375</text:p>
          </table:table-cell>
          <table:table-cell/>
          <table:table-cell table:formula="of:=[.$B$1]/[.B36]" office:value-type="float" office:value="0.00102040816326531" calcext:value-type="float">
            <text:p>0.00102040816326531</text:p>
          </table:table-cell>
          <table:table-cell table:formula="of:=[.$B$1]/[.C36]" office:value-type="float" office:value="0.0000651932981289523" calcext:value-type="float">
            <text:p>6.51932981289523E-05</text:p>
          </table:table-cell>
          <table:table-cell table:formula="of:=SQRT([.$I36]^2 + [.$J36]^2)" office:value-type="float" office:value="0.00102248862378973" calcext:value-type="float">
            <text:p>0.00102248862378973</text:p>
          </table:table-cell>
          <table:table-cell table:formula="of:=SQRT([.$I36]^2 + [.$J36]^2)" office:value-type="float" office:value="0.00102248862378973" calcext:value-type="float">
            <text:p>0.00102248862378973</text:p>
          </table:table-cell>
          <table:table-cell table:formula="of:=SQRT([.$I36]^2 + [.$J36]^2)" office:value-type="float" office:value="0.00102248862378973" calcext:value-type="float">
            <text:p>0.00102248862378973</text:p>
          </table:table-cell>
        </table:table-row>
        <table:table-row table:style-name="ro1">
          <table:table-cell/>
          <table:table-cell office:value-type="float" office:value="139.2" calcext:value-type="float">
            <text:p>139.2</text:p>
          </table:table-cell>
          <table:table-cell office:value-type="float" office:value="2160.4" calcext:value-type="float">
            <text:p>2160.4</text:p>
          </table:table-cell>
          <table:table-cell office:value-type="float" office:value="13.92" calcext:value-type="float">
            <text:p>13.92</text:p>
          </table:table-cell>
          <table:table-cell office:value-type="float" office:value="30.07" calcext:value-type="float">
            <text:p>30.07</text:p>
          </table:table-cell>
          <table:table-cell office:value-type="float" office:value="156.5" calcext:value-type="float">
            <text:p>156.5</text:p>
          </table:table-cell>
          <table:table-cell/>
          <table:table-cell table:style-name="ce2" table:number-columns-spanned="1" table:number-rows-spanned="8"/>
          <table:table-cell table:formula="of:=[.$B$1]/[.B37]" office:value-type="float" office:value="0.000718390804597701" calcext:value-type="float">
            <text:p>0.000718390804597701</text:p>
          </table:table-cell>
          <table:table-cell table:formula="of:=[.$B$1]/[.C37]" office:value-type="float" office:value="0.0000462877244954638" calcext:value-type="float">
            <text:p>4.62877244954638E-05</text:p>
          </table:table-cell>
          <table:table-cell table:formula="of:=SQRT([.$I37]^2 + [.$J37]^2)" office:value-type="float" office:value="0.000719880477280431" calcext:value-type="float">
            <text:p>0.000719880477280431</text:p>
          </table:table-cell>
          <table:table-cell table:formula="of:=SQRT([.$I37]^2 + [.$J37]^2)" office:value-type="float" office:value="0.000719880477280431" calcext:value-type="float">
            <text:p>0.000719880477280431</text:p>
          </table:table-cell>
          <table:table-cell table:formula="of:=SQRT([.$I37]^2 + [.$J37]^2)" office:value-type="float" office:value="0.000719880477280431" calcext:value-type="float">
            <text:p>0.000719880477280431</text:p>
          </table:table-cell>
        </table:table-row>
        <table:table-row table:style-name="ro1">
          <table:table-cell/>
          <table:table-cell office:value-type="float" office:value="169.2" calcext:value-type="float">
            <text:p>169.2</text:p>
          </table:table-cell>
          <table:table-cell office:value-type="float" office:value="2652.3" calcext:value-type="float">
            <text:p>2652.3</text:p>
          </table:table-cell>
          <table:table-cell office:value-type="float" office:value="16.92" calcext:value-type="float">
            <text:p>16.92</text:p>
          </table:table-cell>
          <table:table-cell office:value-type="float" office:value="44.87" calcext:value-type="float">
            <text:p>44.87</text:p>
          </table:table-cell>
          <table:table-cell office:value-type="float" office:value="156.7" calcext:value-type="float">
            <text:p>156.7</text:p>
          </table:table-cell>
          <table:table-cell/>
          <table:covered-table-cell/>
          <table:table-cell table:formula="of:=[.$B$1]/[.B38]" office:value-type="float" office:value="0.000591016548463357" calcext:value-type="float">
            <text:p>0.000591016548463357</text:p>
          </table:table-cell>
          <table:table-cell table:formula="of:=[.$B$1]/[.C38]" office:value-type="float" office:value="0.0000377031255891113" calcext:value-type="float">
            <text:p>3.77031255891113E-05</text:p>
          </table:table-cell>
          <table:table-cell table:formula="of:=SQRT([.$I38]^2 + [.$J38]^2)" office:value-type="float" office:value="0.000592217938124748" calcext:value-type="float">
            <text:p>0.000592217938124748</text:p>
          </table:table-cell>
          <table:table-cell table:formula="of:=SQRT([.$I38]^2 + [.$J38]^2)" office:value-type="float" office:value="0.000592217938124748" calcext:value-type="float">
            <text:p>0.000592217938124748</text:p>
          </table:table-cell>
          <table:table-cell table:formula="of:=SQRT([.$I38]^2 + [.$J38]^2)" office:value-type="float" office:value="0.000592217938124748" calcext:value-type="float">
            <text:p>0.00059221793812474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059.6" calcext:value-type="float">
            <text:p>3059.6</text:p>
          </table:table-cell>
          <table:table-cell office:value-type="float" office:value="19.5" calcext:value-type="float">
            <text:p>19.5</text:p>
          </table:table-cell>
          <table:table-cell office:value-type="float" office:value="59.66" calcext:value-type="float">
            <text:p>59.66</text:p>
          </table:table-cell>
          <table:table-cell office:value-type="float" office:value="156.9" calcext:value-type="float">
            <text:p>156.9</text:p>
          </table:table-cell>
          <table:table-cell/>
          <table:covered-table-cell/>
          <table:table-cell table:formula="of:=[.$B$1]/[.B39]" office:value-type="float" office:value="0.000512820512820513" calcext:value-type="float">
            <text:p>0.000512820512820513</text:p>
          </table:table-cell>
          <table:table-cell table:formula="of:=[.$B$1]/[.C39]" office:value-type="float" office:value="0.0000326840109818277" calcext:value-type="float">
            <text:p>3.26840109818277E-05</text:p>
          </table:table-cell>
          <table:table-cell table:formula="of:=SQRT([.$I39]^2 + [.$J39]^2)" office:value-type="float" office:value="0.000513860995740438" calcext:value-type="float">
            <text:p>0.000513860995740438</text:p>
          </table:table-cell>
          <table:table-cell table:formula="of:=SQRT([.$I39]^2 + [.$J39]^2)" office:value-type="float" office:value="0.000513860995740438" calcext:value-type="float">
            <text:p>0.000513860995740438</text:p>
          </table:table-cell>
          <table:table-cell table:formula="of:=SQRT([.$I39]^2 + [.$J39]^2)" office:value-type="float" office:value="0.000513860995740438" calcext:value-type="float">
            <text:p>0.000513860995740438</text:p>
          </table:table-cell>
        </table:table-row>
        <table:table-row table:style-name="ro1">
          <table:table-cell/>
          <table:table-cell office:value-type="float" office:value="218.2" calcext:value-type="float">
            <text:p>218.2</text:p>
          </table:table-cell>
          <table:table-cell office:value-type="float" office:value="3427.1" calcext:value-type="float">
            <text:p>3427.1</text:p>
          </table:table-cell>
          <table:table-cell office:value-type="float" office:value="21.82" calcext:value-type="float">
            <text:p>21.82</text:p>
          </table:table-cell>
          <table:table-cell office:value-type="float" office:value="74.78" calcext:value-type="float">
            <text:p>74.78</text:p>
          </table:table-cell>
          <table:table-cell office:value-type="float" office:value="157" calcext:value-type="float">
            <text:p>157</text:p>
          </table:table-cell>
          <table:table-cell/>
          <table:covered-table-cell/>
          <table:table-cell table:formula="of:=[.$B$1]/[.B40]" office:value-type="float" office:value="0.000458295142071494" calcext:value-type="float">
            <text:p>0.000458295142071494</text:p>
          </table:table-cell>
          <table:table-cell table:formula="of:=[.$B$1]/[.C40]" office:value-type="float" office:value="0.0000291791894021184" calcext:value-type="float">
            <text:p>2.91791894021184E-05</text:p>
          </table:table-cell>
          <table:table-cell table:formula="of:=SQRT([.$I40]^2 + [.$J40]^2)" office:value-type="float" office:value="0.000459223107367754" calcext:value-type="float">
            <text:p>0.000459223107367754</text:p>
          </table:table-cell>
          <table:table-cell table:formula="of:=SQRT([.$I40]^2 + [.$J40]^2)" office:value-type="float" office:value="0.000459223107367754" calcext:value-type="float">
            <text:p>0.000459223107367754</text:p>
          </table:table-cell>
          <table:table-cell table:formula="of:=SQRT([.$I40]^2 + [.$J40]^2)" office:value-type="float" office:value="0.000459223107367754" calcext:value-type="float">
            <text:p>0.000459223107367754</text:p>
          </table:table-cell>
        </table:table-row>
        <table:table-row table:style-name="ro1">
          <table:table-cell/>
          <table:table-cell office:value-type="float" office:value="239.6" calcext:value-type="float">
            <text:p>239.6</text:p>
          </table:table-cell>
          <table:table-cell office:value-type="float" office:value="3767.1" calcext:value-type="float">
            <text:p>3767.1</text:p>
          </table:table-cell>
          <table:table-cell office:value-type="float" office:value="23.96" calcext:value-type="float">
            <text:p>23.96</text:p>
          </table:table-cell>
          <table:table-cell office:value-type="float" office:value="90.27" calcext:value-type="float">
            <text:p>90.27</text:p>
          </table:table-cell>
          <table:table-cell office:value-type="float" office:value="157.2" calcext:value-type="float">
            <text:p>157.2</text:p>
          </table:table-cell>
          <table:table-cell/>
          <table:covered-table-cell/>
          <table:table-cell table:formula="of:=[.$B$1]/[.B41]" office:value-type="float" office:value="0.000417362270450751" calcext:value-type="float">
            <text:p>0.000417362270450751</text:p>
          </table:table-cell>
          <table:table-cell table:formula="of:=[.$B$1]/[.C41]" office:value-type="float" office:value="0.0000265456186456425" calcext:value-type="float">
            <text:p>2.65456186456425E-05</text:p>
          </table:table-cell>
          <table:table-cell table:formula="of:=SQRT([.$I41]^2 + [.$J41]^2)" office:value-type="float" office:value="0.000418205612904808" calcext:value-type="float">
            <text:p>0.000418205612904808</text:p>
          </table:table-cell>
          <table:table-cell table:formula="of:=SQRT([.$I41]^2 + [.$J41]^2)" office:value-type="float" office:value="0.000418205612904808" calcext:value-type="float">
            <text:p>0.000418205612904808</text:p>
          </table:table-cell>
          <table:table-cell table:formula="of:=SQRT([.$I41]^2 + [.$J41]^2)" office:value-type="float" office:value="0.000418205612904808" calcext:value-type="float">
            <text:p>0.000418205612904808</text:p>
          </table:table-cell>
        </table:table-row>
        <table:table-row table:style-name="ro1">
          <table:table-cell/>
          <table:table-cell office:value-type="float" office:value="258.8" calcext:value-type="float">
            <text:p>258.8</text:p>
          </table:table-cell>
          <table:table-cell office:value-type="float" office:value="4073.4" calcext:value-type="float">
            <text:p>4073.4</text:p>
          </table:table-cell>
          <table:table-cell office:value-type="float" office:value="25.88" calcext:value-type="float">
            <text:p>25.88</text:p>
          </table:table-cell>
          <table:table-cell office:value-type="float" office:value="105.39" calcext:value-type="float">
            <text:p>105.39</text:p>
          </table:table-cell>
          <table:table-cell office:value-type="float" office:value="157.3" calcext:value-type="float">
            <text:p>157.3</text:p>
          </table:table-cell>
          <table:table-cell/>
          <table:covered-table-cell/>
          <table:table-cell table:formula="of:=[.$B$1]/[.B42]" office:value-type="float" office:value="0.000386398763523957" calcext:value-type="float">
            <text:p>0.000386398763523957</text:p>
          </table:table-cell>
          <table:table-cell table:formula="of:=[.$B$1]/[.C42]" office:value-type="float" office:value="0.0000245495163745274" calcext:value-type="float">
            <text:p>2.45495163745274E-05</text:p>
          </table:table-cell>
          <table:table-cell table:formula="of:=SQRT([.$I42]^2 + [.$J42]^2)" office:value-type="float" office:value="0.000387177844416575" calcext:value-type="float">
            <text:p>0.000387177844416575</text:p>
          </table:table-cell>
          <table:table-cell table:formula="of:=SQRT([.$I42]^2 + [.$J42]^2)" office:value-type="float" office:value="0.000387177844416575" calcext:value-type="float">
            <text:p>0.000387177844416575</text:p>
          </table:table-cell>
          <table:table-cell table:formula="of:=SQRT([.$I42]^2 + [.$J42]^2)" office:value-type="float" office:value="0.000387177844416575" calcext:value-type="float">
            <text:p>0.000387177844416575</text:p>
          </table:table-cell>
        </table:table-row>
        <table:table-row table:style-name="ro1">
          <table:table-cell/>
          <table:table-cell office:value-type="float" office:value="278.7" calcext:value-type="float">
            <text:p>278.7</text:p>
          </table:table-cell>
          <table:table-cell office:value-type="float" office:value="4309.7" calcext:value-type="float">
            <text:p>4309.7</text:p>
          </table:table-cell>
          <table:table-cell office:value-type="float" office:value="27.87" calcext:value-type="float">
            <text:p>27.87</text:p>
          </table:table-cell>
          <table:table-cell office:value-type="float" office:value="117.94" calcext:value-type="float">
            <text:p>117.94</text:p>
          </table:table-cell>
          <table:table-cell office:value-type="float" office:value="157.5" calcext:value-type="float">
            <text:p>157.5</text:p>
          </table:table-cell>
          <table:table-cell/>
          <table:covered-table-cell/>
          <table:table-cell table:formula="of:=[.$B$1]/[.B43]" office:value-type="float" office:value="0.00035880875493362" calcext:value-type="float">
            <text:p>0.00035880875493362</text:p>
          </table:table-cell>
          <table:table-cell table:formula="of:=[.$B$1]/[.C43]" office:value-type="float" office:value="0.0000232034712392974" calcext:value-type="float">
            <text:p>2.32034712392974E-05</text:p>
          </table:table-cell>
          <table:table-cell table:formula="of:=SQRT([.$I43]^2 + [.$J43]^2)" office:value-type="float" office:value="0.000359558234079777" calcext:value-type="float">
            <text:p>0.000359558234079777</text:p>
          </table:table-cell>
          <table:table-cell table:formula="of:=SQRT([.$I43]^2 + [.$J43]^2)" office:value-type="float" office:value="0.000359558234079777" calcext:value-type="float">
            <text:p>0.000359558234079777</text:p>
          </table:table-cell>
          <table:table-cell table:formula="of:=SQRT([.$I43]^2 + [.$J43]^2)" office:value-type="float" office:value="0.000359558234079777" calcext:value-type="float">
            <text:p>0.000359558234079777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covered-table-cell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" office:value-type="float" office:value="297.5" calcext:value-type="float">
            <text:p>297.5</text:p>
          </table:table-cell>
          <table:table-cell table:style-name="ce2" office:value-type="float" office:value="151.4875" calcext:value-type="float">
            <text:p>151.4875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2" office:value-type="float" office:value="152.85" calcext:value-type="float">
            <text:p>152.85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Default" office:value-type="float" office:value="154.25" calcext:value-type="float">
            <text:p>154.25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Default" office:value-type="float" office:value="155.6" calcext:value-type="float">
            <text:p>155.6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Default" office:value-type="float" office:value="156.9375" calcext:value-type="float">
            <text:p>156.9375</text:p>
          </table:table-cell>
          <table:table-cell table:style-name="Default" table:number-columns-repeated="4"/>
          <table:table-cell table:number-columns-repeated="7"/>
        </table:table-row>
      </table:table>
      <table:table table:name="plots" table:style-name="ta1">
        <table:shapes>
          <draw:frame draw:z-index="0" draw:style-name="gr1" draw:text-style-name="P1" svg:width="7.7929in" svg:height="4.0299in" svg:x="8.0157in" svg:y="0.1409in">
            <draw:object draw:notify-on-update-of-ranges="plots.C1:plots.C5 plots.B1:plots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2035in" svg:height="6.311in" svg:x="3.3406in" svg:y="4.5776in">
            <draw:object draw:notify-on-update-of-ranges="plots.A10:plots.A10 plots.B10:plots.B17 plots.C10:plots.C17 plots.A34:plots.A34 plots.B34:plots.B41 plots.C34:plots.C41 plots.A42:plots.A42 plots.B42:plots.B49 plots.C42:plots.C49 plots.A26:plots.A26 plots.B26:plots.B33 plots.C26:plots.C33 plots.A18:plots.A18 plots.B18:plots.B25 plots.C18:plots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ce2" office:value-type="float" office:value="297.5" calcext:value-type="float">
            <text:p>297.5</text:p>
          </table:table-cell>
          <table:table-cell table:style-name="ce2" office:value-type="float" office:value="151.4875" calcext:value-type="float">
            <text:p>151.4875</text:p>
          </table:table-cell>
          <table:table-cell table:style-name="Default" table:formula="of:=[.A1]-273" office:value-type="float" office:value="24.5" calcext:value-type="float">
            <text:p>24.5</text:p>
          </table:table-cell>
          <table:table-cell table:style-name="Default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2" office:value-type="float" office:value="152.85" calcext:value-type="float">
            <text:p>152.85</text:p>
          </table:table-cell>
          <table:table-cell table:style-name="Default" table:formula="of:=[.A2]-273" office:value-type="float" office:value="35" calcext:value-type="float">
            <text:p>35</text:p>
          </table:table-cell>
          <table:table-cell table:style-name="Default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Default" office:value-type="float" office:value="154.25" calcext:value-type="float">
            <text:p>154.25</text:p>
          </table:table-cell>
          <table:table-cell table:style-name="Default" table:formula="of:=[.A3]-273" office:value-type="float" office:value="45" calcext:value-type="float">
            <text:p>45</text:p>
          </table:table-cell>
          <table:table-cell table:style-name="Default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Default" office:value-type="float" office:value="155.6" calcext:value-type="float">
            <text:p>155.6</text:p>
          </table:table-cell>
          <table:table-cell table:style-name="Default" table:formula="of:=[.A4]-273" office:value-type="float" office:value="55" calcext:value-type="float">
            <text:p>55</text:p>
          </table:table-cell>
          <table:table-cell table:style-name="Default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Default" office:value-type="float" office:value="156.9375" calcext:value-type="float">
            <text:p>156.9375</text:p>
          </table:table-cell>
          <table:table-cell table:style-name="Default" table:formula="of:=[.A5]-273" office:value-type="float" office:value="65" calcext:value-type="float">
            <text:p>65</text:p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Rн</text:p>
          </table:table-cell>
          <table:table-cell/>
        </table:table-row>
        <table:table-row table:style-name="ro1">
          <table:table-cell table:style-name="ce2" office:value-type="float" office:value="24.5" calcext:value-type="float" table:number-columns-spanned="1" table:number-rows-spanned="8">
            <text:p>24.5</text:p>
          </table:table-cell>
          <table:table-cell office:value-type="float" office:value="12.96" calcext:value-type="float">
            <text:p>12.96</text:p>
          </table:table-cell>
          <table:table-cell office:value-type="float" office:value="150.9" calcext:value-type="float">
            <text:p>150.9</text:p>
          </table:table-cell>
          <table:table-cell/>
        </table:table-row>
        <table:table-row table:style-name="ro1">
          <table:covered-table-cell/>
          <table:table-cell office:value-type="float" office:value="25.17" calcext:value-type="float">
            <text:p>25.1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covered-table-cell/>
          <table:table-cell office:value-type="float" office:value="43.72" calcext:value-type="float">
            <text:p>43.72</text:p>
          </table:table-cell>
          <table:table-cell office:value-type="float" office:value="151.2" calcext:value-type="float">
            <text:p>151.2</text:p>
          </table:table-cell>
          <table:table-cell/>
        </table:table-row>
        <table:table-row table:style-name="ro1">
          <table:covered-table-cell/>
          <table:table-cell office:value-type="float" office:value="60.56" calcext:value-type="float">
            <text:p>60.56</text:p>
          </table:table-cell>
          <table:table-cell office:value-type="float" office:value="151.4" calcext:value-type="float">
            <text:p>151.4</text:p>
          </table:table-cell>
          <table:table-cell/>
        </table:table-row>
        <table:table-row table:style-name="ro1">
          <table:covered-table-cell/>
          <table:table-cell office:value-type="float" office:value="76.41" calcext:value-type="float">
            <text:p>76.41</text:p>
          </table:table-cell>
          <table:table-cell office:value-type="float" office:value="151.6" calcext:value-type="float">
            <text:p>151.6</text:p>
          </table:table-cell>
          <table:table-cell/>
        </table:table-row>
        <table:table-row table:style-name="ro1">
          <table:covered-table-cell/>
          <table:table-cell office:value-type="float" office:value="92.16" calcext:value-type="float">
            <text:p>92.16</text:p>
          </table:table-cell>
          <table:table-cell office:value-type="float" office:value="151.8" calcext:value-type="float">
            <text:p>151.8</text:p>
          </table:table-cell>
          <table:table-cell/>
        </table:table-row>
        <table:table-row table:style-name="ro1">
          <table:covered-table-cell/>
          <table:table-cell office:value-type="float" office:value="106.67" calcext:value-type="float">
            <text:p>106.67</text:p>
          </table:table-cell>
          <table:table-cell office:value-type="float" office:value="151.9" calcext:value-type="float">
            <text:p>151.9</text:p>
          </table:table-cell>
          <table:table-cell/>
        </table:table-row>
        <table:table-row table:style-name="ro1">
          <table:covered-table-cell/>
          <table:table-cell office:value-type="float" office:value="122.25" calcext:value-type="float">
            <text:p>122.25</text:p>
          </table:table-cell>
          <table:table-cell office:value-type="float" office:value="152.1" calcext:value-type="float">
            <text:p>152.1</text:p>
          </table:table-cell>
          <table:table-cell/>
        </table:table-row>
        <table:table-row table:style-name="ro1">
          <table:table-cell table:style-name="ce3" office:value-type="float" office:value="35" calcext:value-type="float" table:number-columns-spanned="1" table:number-rows-spanned="8">
            <text:p>35</text:p>
          </table:table-cell>
          <table:table-cell office:value-type="float" office:value="15.27" calcext:value-type="float">
            <text:p>15.27</text:p>
          </table:table-cell>
          <table:table-cell office:value-type="float" office:value="152.3" calcext:value-type="float">
            <text:p>152.3</text:p>
          </table:table-cell>
          <table:table-cell/>
        </table:table-row>
        <table:table-row table:style-name="ro1">
          <table:covered-table-cell office:value-type="float" office:value="35" calcext:value-type="float">
            <text:p>35</text:p>
          </table:covered-table-cell>
          <table:table-cell office:value-type="float" office:value="29.51" calcext:value-type="float">
            <text:p>29.51</text:p>
          </table:table-cell>
          <table:table-cell office:value-type="float" office:value="152.4" calcext:value-type="float">
            <text:p>152.4</text:p>
          </table:table-cell>
          <table:table-cell/>
        </table:table-row>
        <table:table-row table:style-name="ro1">
          <table:covered-table-cell office:value-type="float" office:value="35" calcext:value-type="float">
            <text:p>35</text:p>
          </table:covered-table-cell>
          <table:table-cell office:value-type="float" office:value="44.56" calcext:value-type="float">
            <text:p>44.56</text:p>
          </table:table-cell>
          <table:table-cell office:value-type="float" office:value="152.6" calcext:value-type="float">
            <text:p>152.6</text:p>
          </table:table-cell>
          <table:table-cell/>
        </table:table-row>
        <table:table-row table:style-name="ro1">
          <table:covered-table-cell office:value-type="float" office:value="35" calcext:value-type="float">
            <text:p>35</text:p>
          </table:covered-table-cell>
          <table:table-cell office:value-type="float" office:value="64.31" calcext:value-type="float">
            <text:p>64.31</text:p>
          </table:table-cell>
          <table:table-cell office:value-type="float" office:value="152.8" calcext:value-type="float">
            <text:p>152.8</text:p>
          </table:table-cell>
          <table:table-cell/>
        </table:table-row>
        <table:table-row table:style-name="ro1">
          <table:covered-table-cell office:value-type="float" office:value="35" calcext:value-type="float">
            <text:p>35</text:p>
          </table:covered-table-cell>
          <table:table-cell office:value-type="float" office:value="74.92" calcext:value-type="float">
            <text:p>74.92</text:p>
          </table:table-cell>
          <table:table-cell office:value-type="float" office:value="152.9" calcext:value-type="float">
            <text:p>152.9</text:p>
          </table:table-cell>
          <table:table-cell/>
        </table:table-row>
        <table:table-row table:style-name="ro1">
          <table:covered-table-cell office:value-type="float" office:value="35" calcext:value-type="float">
            <text:p>35</text:p>
          </table:covered-table-cell>
          <table:table-cell office:value-type="float" office:value="89.04" calcext:value-type="float">
            <text:p>89.04</text:p>
          </table:table-cell>
          <table:table-cell office:value-type="float" office:value="153.1" calcext:value-type="float">
            <text:p>153.1</text:p>
          </table:table-cell>
          <table:table-cell/>
        </table:table-row>
        <table:table-row table:style-name="ro1">
          <table:covered-table-cell office:value-type="float" office:value="35" calcext:value-type="float">
            <text:p>35</text:p>
          </table:covered-table-cell>
          <table:table-cell office:value-type="float" office:value="104.04" calcext:value-type="float">
            <text:p>104.04</text:p>
          </table:table-cell>
          <table:table-cell office:value-type="float" office:value="153.3" calcext:value-type="float">
            <text:p>153.3</text:p>
          </table:table-cell>
          <table:table-cell/>
        </table:table-row>
        <table:table-row table:style-name="ro1">
          <table:covered-table-cell office:value-type="float" office:value="35" calcext:value-type="float">
            <text:p>35</text:p>
          </table:covered-table-cell>
          <table:table-cell office:value-type="float" office:value="116.62" calcext:value-type="float">
            <text:p>116.62</text:p>
          </table:table-cell>
          <table:table-cell office:value-type="float" office:value="153.4" calcext:value-type="float">
            <text:p>153.4</text:p>
          </table:table-cell>
          <table:table-cell/>
        </table:table-row>
        <table:table-row table:style-name="ro1">
          <table:table-cell table:style-name="ce3" office:value-type="float" office:value="45" calcext:value-type="float" table:number-columns-spanned="1" table:number-rows-spanned="8">
            <text:p>45</text:p>
          </table:table-cell>
          <table:table-cell office:value-type="float" office:value="14.77" calcext:value-type="float">
            <text:p>14.77</text:p>
          </table:table-cell>
          <table:table-cell office:value-type="float" office:value="153.7" calcext:value-type="float">
            <text:p>153.7</text:p>
          </table:table-cell>
          <table:table-cell/>
        </table:table-row>
        <table:table-row table:style-name="ro1">
          <table:covered-table-cell/>
          <table:table-cell office:value-type="float" office:value="30.58" calcext:value-type="float">
            <text:p>30.58</text:p>
          </table:table-cell>
          <table:table-cell office:value-type="float" office:value="153.9" calcext:value-type="float">
            <text:p>153.9</text:p>
          </table:table-cell>
          <table:table-cell/>
        </table:table-row>
        <table:table-row table:style-name="ro1">
          <table:covered-table-cell/>
          <table:table-cell office:value-type="float" office:value="44.98" calcext:value-type="float">
            <text:p>44.98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covered-table-cell/>
          <table:table-cell office:value-type="float" office:value="56.07" calcext:value-type="float">
            <text:p>56.07</text:p>
          </table:table-cell>
          <table:table-cell office:value-type="float" office:value="154.1" calcext:value-type="float">
            <text:p>154.1</text:p>
          </table:table-cell>
          <table:table-cell/>
        </table:table-row>
        <table:table-row table:style-name="ro1">
          <table:covered-table-cell/>
          <table:table-cell office:value-type="float" office:value="75.01" calcext:value-type="float">
            <text:p>75.01</text:p>
          </table:table-cell>
          <table:table-cell office:value-type="float" office:value="154.3" calcext:value-type="float">
            <text:p>154.3</text:p>
          </table:table-cell>
          <table:table-cell/>
        </table:table-row>
        <table:table-row table:style-name="ro1">
          <table:covered-table-cell/>
          <table:table-cell office:value-type="float" office:value="89.09" calcext:value-type="float">
            <text:p>89.09</text:p>
          </table:table-cell>
          <table:table-cell office:value-type="float" office:value="154.5" calcext:value-type="float">
            <text:p>154.5</text:p>
          </table:table-cell>
          <table:table-cell/>
        </table:table-row>
        <table:table-row table:style-name="ro1">
          <table:covered-table-cell/>
          <table:table-cell office:value-type="float" office:value="104.72" calcext:value-type="float">
            <text:p>104.72</text:p>
          </table:table-cell>
          <table:table-cell office:value-type="float" office:value="154.7" calcext:value-type="float">
            <text:p>154.7</text:p>
          </table:table-cell>
          <table:table-cell/>
        </table:table-row>
        <table:table-row table:style-name="ro1">
          <table:covered-table-cell/>
          <table:table-cell office:value-type="float" office:value="117.28" calcext:value-type="float">
            <text:p>117.28</text:p>
          </table:table-cell>
          <table:table-cell office:value-type="float" office:value="154.8" calcext:value-type="float">
            <text:p>154.8</text:p>
          </table:table-cell>
          <table:table-cell/>
        </table:table-row>
        <table:table-row table:style-name="ro1">
          <table:table-cell table:style-name="ce3" office:value-type="float" office:value="55" calcext:value-type="float" table:number-columns-spanned="1" table:number-rows-spanned="8">
            <text:p>55</text:p>
          </table:table-cell>
          <table:table-cell office:value-type="float" office:value="14.92" calcext:value-type="float">
            <text:p>14.92</text:p>
          </table:table-cell>
          <table:table-cell office:value-type="float" office:value="155.1" calcext:value-type="float">
            <text:p>155.1</text:p>
          </table:table-cell>
          <table:table-cell/>
        </table:table-row>
        <table:table-row table:style-name="ro1">
          <table:covered-table-cell/>
          <table:table-cell office:value-type="float" office:value="30.07" calcext:value-type="float">
            <text:p>30.07</text:p>
          </table:table-cell>
          <table:table-cell office:value-type="float" office:value="155.2" calcext:value-type="float">
            <text:p>155.2</text:p>
          </table:table-cell>
          <table:table-cell/>
        </table:table-row>
        <table:table-row table:style-name="ro1">
          <table:covered-table-cell/>
          <table:table-cell office:value-type="float" office:value="44.93" calcext:value-type="float">
            <text:p>44.93</text:p>
          </table:table-cell>
          <table:table-cell office:value-type="float" office:value="155.4" calcext:value-type="float">
            <text:p>155.4</text:p>
          </table:table-cell>
          <table:table-cell/>
        </table:table-row>
        <table:table-row table:style-name="ro1">
          <table:covered-table-cell/>
          <table:table-cell office:value-type="float" office:value="59.83" calcext:value-type="float">
            <text:p>59.83</text:p>
          </table:table-cell>
          <table:table-cell office:value-type="float" office:value="155.5" calcext:value-type="float">
            <text:p>155.5</text:p>
          </table:table-cell>
          <table:table-cell/>
        </table:table-row>
        <table:table-row table:style-name="ro1">
          <table:covered-table-cell/>
          <table:table-cell office:value-type="float" office:value="74.69" calcext:value-type="float">
            <text:p>74.69</text:p>
          </table:table-cell>
          <table:table-cell office:value-type="float" office:value="155.7" calcext:value-type="float">
            <text:p>155.7</text:p>
          </table:table-cell>
          <table:table-cell/>
        </table:table-row>
        <table:table-row table:style-name="ro1">
          <table:covered-table-cell/>
          <table:table-cell office:value-type="float" office:value="90.22" calcext:value-type="float">
            <text:p>90.22</text:p>
          </table:table-cell>
          <table:table-cell office:value-type="float" office:value="155.8" calcext:value-type="float">
            <text:p>155.8</text:p>
          </table:table-cell>
          <table:table-cell/>
        </table:table-row>
        <table:table-row table:style-name="ro1">
          <table:covered-table-cell/>
          <table:table-cell office:value-type="float" office:value="104.72" calcext:value-type="float">
            <text:p>104.72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covered-table-cell/>
          <table:table-cell office:value-type="float" office:value="118.01" calcext:value-type="float">
            <text:p>118.01</text:p>
          </table:table-cell>
          <table:table-cell office:value-type="float" office:value="156.1" calcext:value-type="float">
            <text:p>156.1</text:p>
          </table:table-cell>
          <table:table-cell/>
        </table:table-row>
        <table:table-row table:style-name="ro1">
          <table:table-cell table:style-name="ce3" office:value-type="float" office:value="65" calcext:value-type="float" table:number-columns-spanned="1" table:number-rows-spanned="8">
            <text:p>65</text:p>
          </table:table-cell>
          <table:table-cell office:value-type="float" office:value="15.04" calcext:value-type="float">
            <text:p>15.04</text:p>
          </table:table-cell>
          <table:table-cell office:value-type="float" office:value="156.4" calcext:value-type="float">
            <text:p>156.4</text:p>
          </table:table-cell>
          <table:table-cell/>
        </table:table-row>
        <table:table-row table:style-name="ro1">
          <table:covered-table-cell/>
          <table:table-cell office:value-type="float" office:value="30.07" calcext:value-type="float">
            <text:p>30.07</text:p>
          </table:table-cell>
          <table:table-cell office:value-type="float" office:value="156.5" calcext:value-type="float">
            <text:p>156.5</text:p>
          </table:table-cell>
          <table:table-cell/>
        </table:table-row>
        <table:table-row table:style-name="ro1">
          <table:covered-table-cell/>
          <table:table-cell office:value-type="float" office:value="44.87" calcext:value-type="float">
            <text:p>44.87</text:p>
          </table:table-cell>
          <table:table-cell office:value-type="float" office:value="156.7" calcext:value-type="float">
            <text:p>156.7</text:p>
          </table:table-cell>
          <table:table-cell/>
        </table:table-row>
        <table:table-row table:style-name="ro1">
          <table:covered-table-cell/>
          <table:table-cell office:value-type="float" office:value="59.66" calcext:value-type="float">
            <text:p>59.66</text:p>
          </table:table-cell>
          <table:table-cell office:value-type="float" office:value="156.9" calcext:value-type="float">
            <text:p>156.9</text:p>
          </table:table-cell>
          <table:table-cell/>
        </table:table-row>
        <table:table-row table:style-name="ro1">
          <table:covered-table-cell/>
          <table:table-cell office:value-type="float" office:value="74.78" calcext:value-type="float">
            <text:p>74.78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covered-table-cell/>
          <table:table-cell office:value-type="float" office:value="90.27" calcext:value-type="float">
            <text:p>90.27</text:p>
          </table:table-cell>
          <table:table-cell office:value-type="float" office:value="157.2" calcext:value-type="float">
            <text:p>157.2</text:p>
          </table:table-cell>
          <table:table-cell/>
        </table:table-row>
        <table:table-row table:style-name="ro1">
          <table:covered-table-cell/>
          <table:table-cell office:value-type="float" office:value="105.39" calcext:value-type="float">
            <text:p>105.39</text:p>
          </table:table-cell>
          <table:table-cell office:value-type="float" office:value="157.3" calcext:value-type="float">
            <text:p>157.3</text:p>
          </table:table-cell>
          <table:table-cell/>
        </table:table-row>
        <table:table-row table:style-name="ro1">
          <table:covered-table-cell/>
          <table:table-cell office:value-type="float" office:value="117.94" calcext:value-type="float">
            <text:p>117.94</text:p>
          </table:table-cell>
          <table:table-cell office:value-type="float" office:value="157.5" calcext:value-type="float">
            <text:p>157.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4-05-19T22:43:21.610431971</dc:date>
    <meta:editing-duration>PT17M</meta:editing-duration>
    <meta:editing-cycles>2</meta:editing-cycles>
    <meta:document-statistic meta:table-count="2" meta:cell-count="54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9" style:family="chart">
      <style:chart-properties loext:regression-x-name="Rн" loext:regression-y-name="Q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579d1c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7e0021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ff42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458cm" svg:height="16.031cm" xlink:href=".." xlink:type="simple" chart:class="chart:scatter" chart:style-name="ch1">
        <chart:legend chart:legend-position="end" svg:x="25.209cm" svg:y="5.475cm" style:legend-expansion="high" chart:style-name="ch2"/>
        <chart:plot-area chart:style-name="ch3" table:cell-range-address="plots.B10:plots.C17 plots.A10:plots.A10 plots.A34:plots.A34 plots.B18:plots.B49 plots.A42:plots.A42 plots.A26:plots.A26 plots.A18:plots.A18" chart:data-source-has-labels="row" svg:x="0.569cm" svg:y="0.32cm" svg:width="24.071cm" svg:height="15.391cm">
          <chart:coordinate-region svg:x="1.376cm" svg:y="0.519cm" svg:width="22.984cm" svg:height="14.5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ots.B10:plots.B17" chart:label-cell-address="plots.A10:plots.A10" chart:class="chart:scatter">
            <chart:domain table:cell-range-address="plots.C10:plots.C17"/>
            <chart:regression-curve chart:style-name="ch8">
              <chart:equation chart:display-equation="true" chart:display-r-square="false" chart:style-name="ch9"/>
            </chart:regression-curve>
            <chart:data-point chart:repeated="8"/>
          </chart:series>
          <chart:series chart:style-name="ch10" chart:values-cell-range-address="plots.B34:plots.B41" chart:label-cell-address="plots.A34:plots.A34" chart:class="chart:scatter">
            <chart:domain table:cell-range-address="plots.C34:plots.C41"/>
            <chart:regression-curve chart:style-name="ch11">
              <chart:equation chart:display-equation="true" chart:display-r-square="false" svg:x="15.34cm" svg:y="1.345cm" chart:style-name="ch9"/>
            </chart:regression-curve>
            <chart:data-point chart:repeated="8"/>
          </chart:series>
          <chart:series chart:style-name="ch12" chart:values-cell-range-address="plots.B42:plots.B49" chart:label-cell-address="plots.A42:plots.A42" chart:class="chart:scatter">
            <chart:domain table:cell-range-address="plots.C42:plots.C49"/>
            <chart:regression-curve chart:style-name="ch13">
              <chart:equation chart:display-equation="true" chart:display-r-square="false" chart:style-name="ch9"/>
            </chart:regression-curve>
            <chart:data-point chart:repeated="8"/>
          </chart:series>
          <chart:series chart:style-name="ch14" chart:values-cell-range-address="plots.B26:plots.B33" chart:label-cell-address="plots.A26:plots.A26" chart:class="chart:scatter">
            <chart:domain table:cell-range-address="plots.C26:plots.C33"/>
            <chart:regression-curve chart:style-name="ch15">
              <chart:equation chart:display-equation="true" chart:display-r-square="false" chart:style-name="ch9"/>
            </chart:regression-curve>
            <chart:data-point chart:repeated="8"/>
          </chart:series>
          <chart:series chart:style-name="ch16" chart:values-cell-range-address="plots.B18:plots.B25" chart:label-cell-address="plots.A18:plots.A18" chart:class="chart:scatter">
            <chart:domain table:cell-range-address="plots.C18:plots.C25"/>
            <chart:regression-curve chart:style-name="ch17">
              <chart:equation chart:display-equation="true" chart:display-r-square="false" svg:x="7.769cm" svg:y="1.495cm" chart:style-name="ch9"/>
            </chart:regression-curve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4.5</text:p>
                <draw:g>
                  <svg:desc>plots.A10:plots.A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55</text:p>
                <draw:g>
                  <svg:desc>plots.A34:plots.A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65</text:p>
                <draw:g>
                  <svg:desc>plots.A42:plots.A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5</text:p>
                <draw:g>
                  <svg:desc>plots.A26:plots.A2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5</text:p>
                <draw:g>
                  <svg:desc>plots.A18:plots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.9">
                <text:p>150.9</text:p>
                <draw:g>
                  <svg:desc>plots.C10:plots.C17</svg:desc>
                </draw:g>
              </table:table-cell>
              <table:table-cell office:value-type="float" office:value="12.96">
                <text:p>12.96</text:p>
                <draw:g>
                  <svg:desc>plots.B10:plots.B17</svg:desc>
                </draw:g>
              </table:table-cell>
              <table:table-cell office:value-type="float" office:value="155.1">
                <text:p>155.1</text:p>
                <draw:g>
                  <svg:desc>plots.C34:plots.C41</svg:desc>
                </draw:g>
              </table:table-cell>
              <table:table-cell office:value-type="float" office:value="14.92">
                <text:p>14.92</text:p>
                <draw:g>
                  <svg:desc>plots.B34:plots.B41</svg:desc>
                </draw:g>
              </table:table-cell>
              <table:table-cell office:value-type="float" office:value="156.4">
                <text:p>156.4</text:p>
                <draw:g>
                  <svg:desc>plots.C42:plots.C49</svg:desc>
                </draw:g>
              </table:table-cell>
              <table:table-cell office:value-type="float" office:value="15.04">
                <text:p>15.04</text:p>
                <draw:g>
                  <svg:desc>plots.B42:plots.B49</svg:desc>
                </draw:g>
              </table:table-cell>
              <table:table-cell office:value-type="float" office:value="153.7">
                <text:p>153.7</text:p>
                <draw:g>
                  <svg:desc>plots.C26:plots.C33</svg:desc>
                </draw:g>
              </table:table-cell>
              <table:table-cell office:value-type="float" office:value="14.77">
                <text:p>14.77</text:p>
                <draw:g>
                  <svg:desc>plots.B26:plots.B33</svg:desc>
                </draw:g>
              </table:table-cell>
              <table:table-cell office:value-type="float" office:value="152.3">
                <text:p>152.3</text:p>
                <draw:g>
                  <svg:desc>plots.C18:plots.C25</svg:desc>
                </draw:g>
              </table:table-cell>
              <table:table-cell office:value-type="float" office:value="15.27">
                <text:p>15.27</text:p>
                <draw:g>
                  <svg:desc>plots.B18:plots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">
                <text:p>151</text:p>
              </table:table-cell>
              <table:table-cell office:value-type="float" office:value="25.17">
                <text:p>25.17</text:p>
              </table:table-cell>
              <table:table-cell office:value-type="float" office:value="155.2">
                <text:p>155.2</text:p>
              </table:table-cell>
              <table:table-cell office:value-type="float" office:value="30.07">
                <text:p>30.07</text:p>
              </table:table-cell>
              <table:table-cell office:value-type="float" office:value="156.5">
                <text:p>156.5</text:p>
              </table:table-cell>
              <table:table-cell office:value-type="float" office:value="30.07">
                <text:p>30.07</text:p>
              </table:table-cell>
              <table:table-cell office:value-type="float" office:value="153.9">
                <text:p>153.9</text:p>
              </table:table-cell>
              <table:table-cell office:value-type="float" office:value="30.58">
                <text:p>30.58</text:p>
              </table:table-cell>
              <table:table-cell office:value-type="float" office:value="152.4">
                <text:p>152.4</text:p>
              </table:table-cell>
              <table:table-cell office:value-type="float" office:value="29.51">
                <text:p>29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.2">
                <text:p>151.2</text:p>
              </table:table-cell>
              <table:table-cell office:value-type="float" office:value="43.72">
                <text:p>43.72</text:p>
              </table:table-cell>
              <table:table-cell office:value-type="float" office:value="155.4">
                <text:p>155.4</text:p>
              </table:table-cell>
              <table:table-cell office:value-type="float" office:value="44.93">
                <text:p>44.93</text:p>
              </table:table-cell>
              <table:table-cell office:value-type="float" office:value="156.7">
                <text:p>156.7</text:p>
              </table:table-cell>
              <table:table-cell office:value-type="float" office:value="44.87">
                <text:p>44.87</text:p>
              </table:table-cell>
              <table:table-cell office:value-type="float" office:value="154">
                <text:p>154</text:p>
              </table:table-cell>
              <table:table-cell office:value-type="float" office:value="44.98">
                <text:p>44.98</text:p>
              </table:table-cell>
              <table:table-cell office:value-type="float" office:value="152.6">
                <text:p>152.6</text:p>
              </table:table-cell>
              <table:table-cell office:value-type="float" office:value="44.56">
                <text:p>44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.4">
                <text:p>151.4</text:p>
              </table:table-cell>
              <table:table-cell office:value-type="float" office:value="60.56">
                <text:p>60.56</text:p>
              </table:table-cell>
              <table:table-cell office:value-type="float" office:value="155.5">
                <text:p>155.5</text:p>
              </table:table-cell>
              <table:table-cell office:value-type="float" office:value="59.83">
                <text:p>59.83</text:p>
              </table:table-cell>
              <table:table-cell office:value-type="float" office:value="156.9">
                <text:p>156.9</text:p>
              </table:table-cell>
              <table:table-cell office:value-type="float" office:value="59.66">
                <text:p>59.66</text:p>
              </table:table-cell>
              <table:table-cell office:value-type="float" office:value="154.1">
                <text:p>154.1</text:p>
              </table:table-cell>
              <table:table-cell office:value-type="float" office:value="56.07">
                <text:p>56.07</text:p>
              </table:table-cell>
              <table:table-cell office:value-type="float" office:value="152.8">
                <text:p>152.8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.6">
                <text:p>151.6</text:p>
              </table:table-cell>
              <table:table-cell office:value-type="float" office:value="76.41">
                <text:p>76.41</text:p>
              </table:table-cell>
              <table:table-cell office:value-type="float" office:value="155.7">
                <text:p>155.7</text:p>
              </table:table-cell>
              <table:table-cell office:value-type="float" office:value="74.69">
                <text:p>74.69</text:p>
              </table:table-cell>
              <table:table-cell office:value-type="float" office:value="157">
                <text:p>157</text:p>
              </table:table-cell>
              <table:table-cell office:value-type="float" office:value="74.78">
                <text:p>74.78</text:p>
              </table:table-cell>
              <table:table-cell office:value-type="float" office:value="154.3">
                <text:p>154.3</text:p>
              </table:table-cell>
              <table:table-cell office:value-type="float" office:value="75.01">
                <text:p>75.01</text:p>
              </table:table-cell>
              <table:table-cell office:value-type="float" office:value="152.9">
                <text:p>152.9</text:p>
              </table:table-cell>
              <table:table-cell office:value-type="float" office:value="74.92">
                <text:p>74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.8">
                <text:p>151.8</text:p>
              </table:table-cell>
              <table:table-cell office:value-type="float" office:value="92.16">
                <text:p>92.16</text:p>
              </table:table-cell>
              <table:table-cell office:value-type="float" office:value="155.8">
                <text:p>155.8</text:p>
              </table:table-cell>
              <table:table-cell office:value-type="float" office:value="90.22">
                <text:p>90.22</text:p>
              </table:table-cell>
              <table:table-cell office:value-type="float" office:value="157.2">
                <text:p>157.2</text:p>
              </table:table-cell>
              <table:table-cell office:value-type="float" office:value="90.27">
                <text:p>90.27</text:p>
              </table:table-cell>
              <table:table-cell office:value-type="float" office:value="154.5">
                <text:p>154.5</text:p>
              </table:table-cell>
              <table:table-cell office:value-type="float" office:value="89.09">
                <text:p>89.09</text:p>
              </table:table-cell>
              <table:table-cell office:value-type="float" office:value="153.1">
                <text:p>153.1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.9">
                <text:p>151.9</text:p>
              </table:table-cell>
              <table:table-cell office:value-type="float" office:value="106.67">
                <text:p>106.67</text:p>
              </table:table-cell>
              <table:table-cell office:value-type="float" office:value="156">
                <text:p>156</text:p>
              </table:table-cell>
              <table:table-cell office:value-type="float" office:value="104.72">
                <text:p>104.72</text:p>
              </table:table-cell>
              <table:table-cell office:value-type="float" office:value="157.3">
                <text:p>157.3</text:p>
              </table:table-cell>
              <table:table-cell office:value-type="float" office:value="105.39">
                <text:p>105.39</text:p>
              </table:table-cell>
              <table:table-cell office:value-type="float" office:value="154.7">
                <text:p>154.7</text:p>
              </table:table-cell>
              <table:table-cell office:value-type="float" office:value="104.72">
                <text:p>104.72</text:p>
              </table:table-cell>
              <table:table-cell office:value-type="float" office:value="153.3">
                <text:p>153.3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.1">
                <text:p>152.1</text:p>
              </table:table-cell>
              <table:table-cell office:value-type="float" office:value="122.25">
                <text:p>122.25</text:p>
              </table:table-cell>
              <table:table-cell office:value-type="float" office:value="156.1">
                <text:p>156.1</text:p>
              </table:table-cell>
              <table:table-cell office:value-type="float" office:value="118.01">
                <text:p>118.01</text:p>
              </table:table-cell>
              <table:table-cell office:value-type="float" office:value="157.5">
                <text:p>157.5</text:p>
              </table:table-cell>
              <table:table-cell office:value-type="float" office:value="117.94">
                <text:p>117.94</text:p>
              </table:table-cell>
              <table:table-cell office:value-type="float" office:value="154.8">
                <text:p>154.8</text:p>
              </table:table-cell>
              <table:table-cell office:value-type="float" office:value="117.28">
                <text:p>117.28</text:p>
              </table:table-cell>
              <table:table-cell office:value-type="float" office:value="153.4">
                <text:p>153.4</text:p>
              </table:table-cell>
              <table:table-cell office:value-type="float" office:value="116.62">
                <text:p>116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12" style:family="chart" style:data-style-name="N121">
      <style:chart-properties loext:regression-x-name="T" loext:regression-y-name="Rн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95cm" svg:height="10.237cm" xlink:href=".." xlink:type="simple" chart:class="chart:scatter" chart:column-mapping="1 0" chart:style-name="ch1">
        <chart:title svg:x="9.245cm" svg:y="0.34cm" chart:style-name="ch2">
          <text:p>Rн(T)</text:p>
        </chart:title>
        <chart:legend chart:legend-position="end" svg:x="14.554cm" svg:y="5.967cm" style:legend-expansion="custom" svg:width="4.541cm" svg:height="1.185cm" style:legend-expansion-aspect-ratio="3.83206751054852" chart:style-name="ch3"/>
        <chart:plot-area chart:style-name="ch4" table:cell-range-address="plots.B1:plots.C5" svg:x="0.591cm" svg:y="0.216cm" svg:width="19.002cm" svg:height="9.593cm">
          <chart:coordinate-region svg:x="1.399cm" svg:y="0.415cm" svg:width="18.007cm" svg:height="8.747cm"/>
          <chart:axis chart:dimension="x" chart:name="primary-x" chart:style-name="ch5">
            <chart:title svg:x="9.757cm" svg:y="9.677cm" chart:style-name="ch6">
              <text:p>T, K</text:p>
            </chart:title>
          </chart:axis>
          <chart:axis chart:dimension="y" chart:name="primary-y" chart:style-name="ch7">
            <chart:title svg:x="0cm" svg:y="5.704cm" chart:style-name="ch8">
              <text:p>Rн, Ohm</text:p>
            </chart:title>
            <chart:grid chart:style-name="ch9" chart:class="major"/>
          </chart:axis>
          <chart:series chart:style-name="ch10" chart:values-cell-range-address="plots.B1:plots.B5" chart:class="chart:scatter">
            <chart:domain table:cell-range-address="plots.C1:plots.C5"/>
            <chart:regression-curve chart:style-name="ch11">
              <chart:equation chart:display-equation="true" chart:display-r-square="false" chart:style-name="ch12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5">
                <text:p>24.5</text:p>
                <draw:g>
                  <svg:desc>plots.C1:plots.C5</svg:desc>
                </draw:g>
              </table:table-cell>
              <table:table-cell office:value-type="float" office:value="151.4875">
                <text:p>151.4875</text:p>
                <draw:g>
                  <svg:desc>plots.B1:plot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52.85">
                <text:p>152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54.25">
                <text:p>154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55.6">
                <text:p>15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156.9375">
                <text:p>156.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